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2" svg:font-family="Tahoma"/>
    <style:font-face style:name="Arial" svg:font-family="Arial" style:font-family-generic="swiss"/>
    <style:font-face style:name="Arial1" svg:font-family="Arial" style:font-adornments="Regular" style:font-family-generic="swiss"/>
    <style:font-face style:name="Courier New" svg:font-family="'Courier New'" style:font-family-generic="modern"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Mangal" svg:font-family="Mangal"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automatic-styles>
    <style:style style:name="Table1" style:family="table">
      <style:table-properties style:width="4.5in" fo:break-before="page"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fo:break-before="page"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1" style:family="table-row">
      <style:table-row-properties style:min-row-height="2.625in"/>
    </style:style>
    <style:style style:name="Table46.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625in" fo:margin-left="0in" table:align="left"/>
    </style:style>
    <style:style style:name="Table11.A" style:family="table-column">
      <style:table-column-properties style:column-width="4.5625in"/>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3.75in" style:type="center"/>
          <style:tab-stop style:position="4.5in" style:type="right"/>
        </style:tab-stops>
      </style:paragraph-properties>
      <style:text-properties style:font-name="Arial2" fo:font-size="10pt" style:font-size-asian="10pt" style:font-size-complex="10pt"/>
    </style:style>
    <style:style style:name="P2" style:family="paragraph" style:parent-style-name="Footer">
      <style:paragraph-properties fo:text-align="center" style:justify-single-word="false"/>
      <style:text-properties style:font-name="Arial2" fo:font-size="10pt" style:font-size-asian="10pt" style:font-size-complex="10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style:font-name="Courier new"/>
    </style:style>
    <style:style style:name="P6" style:family="paragraph" style:parent-style-name="Standard">
      <style:text-properties style:font-name="Courier new" fo:font-size="9pt" style:font-size-asian="9pt" style:font-size-complex="9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normal" style:font-size-asian="10pt" style:font-weight-asian="normal" style:font-size-complex="10pt" style:font-weight-complex="normal"/>
    </style:style>
    <style:style style:name="P11" style:family="paragraph" style:parent-style-name="Standard">
      <style:text-properties style:font-name="Courier New" style:font-name-asian="Courier New" style:font-name-complex="Courier New"/>
    </style:style>
    <style:style style:name="P12" style:family="paragraph" style:parent-style-name="Standard">
      <style:text-properties style:font-name="Courier New" fo:font-size="14pt" fo:font-weight="bold" style:font-size-asian="14pt" style:font-weight-asian="bold" style:font-size-complex="14pt" style:font-weight-complex="bold"/>
    </style:style>
    <style:style style:name="P13" style:family="paragraph" style:parent-style-name="Standard">
      <style:text-properties style:font-name="Courier New" fo:font-size="9pt" style:font-size-asian="9pt" style:font-size-complex="9pt"/>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size="16pt" fo:font-weight="bold" style:font-size-asian="16pt" style:font-weight-asian="bold" style:font-size-complex="16pt" style:font-weight-complex="bold"/>
    </style:style>
    <style:style style:name="P1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7">
      <style:text-properties style:font-name="Courier New"/>
    </style:style>
    <style:style style:name="P25" style:family="paragraph" style:parent-style-name="Standard" style:list-style-name="L5" style:master-page-name="">
      <style:paragraph-properties fo:margin-left="0in" fo:margin-right="0in" fo:text-indent="0in" style:auto-text-indent="false" style:page-number="auto"/>
    </style:style>
    <style:style style:name="P26"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2" fo:font-size="24pt" fo:font-style="normal" fo:text-shadow="none"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P27" style:family="paragraph">
      <style:paragraph-properties fo:margin-left="0in" fo:margin-right="0in" fo:margin-top="0.1728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28" style:family="paragraph">
      <loext:graphic-properties draw:fill="none" draw:fill-color="#009999"/>
      <style:paragraph-properties fo:margin-left="0in" fo:margin-right="0in" fo:margin-top="0.1728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2" style:font-size-asian="14pt" style:font-style-asian="normal" style:font-weight-asian="normal" style:font-name-complex="Arial2" style:font-size-complex="14pt" style:font-style-complex="normal" style:font-weight-complex="normal" style:text-emphasize="none" style:font-relief="none"/>
    </style:style>
    <style:style style:name="P29"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30"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2" style:font-size-asian="14pt" style:font-style-asian="normal" style:font-weight-asian="normal" style:font-name-complex="Arial2" style:font-size-complex="14pt" style:font-style-complex="normal" style:font-weight-complex="normal" style:text-emphasize="none" style:font-relief="none"/>
    </style:style>
    <style:style style:name="P31" style:family="paragraph">
      <style:paragraph-properties fo:margin-left="0in" fo:margin-right="0in" fo:margin-top="0.1728in" fo:margin-bottom="0in" fo:line-height="100%" fo:text-align="start" fo:text-indent="0in" style:punctuation-wrap="simple" style:line-break="normal" style:writing-mode="lr-tb">
        <style:tab-stops>
          <style:tab-stop style:position="0in"/>
          <style:tab-stop style:position="0.3213in"/>
          <style:tab-stop style:position="0.6429in"/>
          <style:tab-stop style:position="0.9642in"/>
          <style:tab-stop style:position="1.2858in"/>
          <style:tab-stop style:position="1.6071in"/>
          <style:tab-stop style:position="1.9283in"/>
          <style:tab-stop style:position="2.25in"/>
          <style:tab-stop style:position="2.5713in"/>
          <style:tab-stop style:position="2.8925in"/>
          <style:tab-stop style:position="3.2142in"/>
          <style:tab-stop style:position="3.5354in"/>
        </style:tab-stops>
      </style:paragraph-properties>
    </style:style>
    <style:style style:name="P32" style:family="paragraph">
      <loext:graphic-properties draw:fill="none" draw:fill-color="#009999"/>
      <style:paragraph-properties fo:margin-left="0in" fo:margin-right="0in" fo:margin-top="0.1728in" fo:margin-bottom="0in" fo:line-height="100%" fo:text-align="start" fo:text-indent="0in" style:punctuation-wrap="simple" style:line-break="normal" style:writing-mode="lr-tb" style:font-independent-line-spacing="true">
        <style:tab-stops>
          <style:tab-stop style:position="0in"/>
          <style:tab-stop style:position="0.3213in"/>
          <style:tab-stop style:position="0.6429in"/>
          <style:tab-stop style:position="0.9642in"/>
          <style:tab-stop style:position="1.2858in"/>
          <style:tab-stop style:position="1.6071in"/>
          <style:tab-stop style:position="1.9283in"/>
          <style:tab-stop style:position="2.25in"/>
          <style:tab-stop style:position="2.5713in"/>
          <style:tab-stop style:position="2.8925in"/>
          <style:tab-stop style:position="3.2142in"/>
          <style:tab-stop style:position="3.5354in"/>
        </style:tab-stops>
      </style:paragraph-properties>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2" style:font-size-asian="14pt" style:font-style-asian="normal" style:font-weight-asian="normal" style:font-name-complex="Arial2" style:font-size-complex="14pt" style:font-style-complex="normal" style:font-weight-complex="normal" style:text-emphasize="none" style:font-relief="none"/>
    </style:style>
    <style:style style:name="P33"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2" fo:font-size="18pt" fo:font-style="normal" fo:text-shadow="none"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P34"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P35"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36" style:family="paragraph">
      <loext:graphic-properties draw:fill="none" draw:fill-color="#009999"/>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8pt" fo:font-style="normal" fo:text-shadow="none"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P37" style:family="paragraph">
      <loext:graphic-properties draw:fill="none" draw:fill-color="#009999"/>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text-emphasize="none"/>
    </style:style>
    <style:style style:name="T4" style:family="text">
      <style:text-properties style:font-name="Courier New" fo:font-size="14pt" fo:font-weight="bold" style:font-name-asian="Courier New" style:font-size-asian="14pt" style:font-weight-asian="bold" style:font-name-complex="Courier New" style:font-size-complex="14pt" style:font-weight-complex="bold"/>
    </style:style>
    <style:style style:name="T5" style:family="text">
      <style:text-properties style:font-name="Courier New" fo:font-size="14pt" fo:font-weight="bold" style:font-size-asian="14pt" style:font-weight-asian="bold" style:font-size-complex="14pt" style:font-weight-complex="bold"/>
    </style:style>
    <style:style style:name="T6" style:family="text">
      <style:text-properties style:font-name="Courier New" style:text-emphasize="none"/>
    </style:style>
    <style:style style:name="T7" style:family="text">
      <style:text-properties style:font-name="Courier New" fo:font-weight="normal" style:font-weight-asian="normal" style:font-weight-complex="normal"/>
    </style:style>
    <style:style style:name="T8" style:family="text">
      <style:text-properties style:font-name-asian="Courier New" style:font-name-complex="Courier New"/>
    </style:style>
    <style:style style:name="T9" style:family="text">
      <style:text-properties fo:font-weight="bold" style:font-weight-asian="bold" style:font-weight-complex="bold"/>
    </style:style>
    <style:style style:name="T10" style:family="text">
      <style:text-properties fo:color="#000000" loext:opacity="100%" style:text-outline="false" style:text-line-through-style="none" style:text-line-through-type="none" style:text-position="0% 100%" style:font-name="Arial2" fo:font-style="normal" fo:text-shadow="none" style:text-underline-style="none" style:font-name-asian="Arial2" style:font-style-asian="normal" style:font-name-complex="Arial2" style:font-style-complex="normal" style:text-emphasize="none"/>
    </style:style>
    <style:style style:name="T11" style:family="text">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12" style:family="text">
      <style:text-properties fo:color="#000000" loext:opacity="100%" style:text-outline="false" style:text-line-through-style="none" style:text-line-through-type="none" style:text-position="0% 100%" style:font-name="Courier new" fo:font-style="normal" fo:text-shadow="none" style:text-underline-style="none" style:font-name-asian="Courier New" style:font-style-asian="normal" style:font-name-complex="Courier New" style:font-style-complex="normal" style:text-emphasize="none"/>
    </style:style>
    <style:style style:name="T13"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14" style:family="text">
      <style:text-properties fo:color="#000000" loext:opacity="100%" style:text-outline="false" style:text-line-through-style="none" style:text-line-through-typ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15" style:family="text">
      <style:text-properties fo:color="#000000" loext:opacity="100%" style:text-outline="false" style:text-line-through-style="none" style:text-line-through-type="none" style:font-name="Arial2"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T16" style:family="text">
      <style:text-properties fo:color="#000000" loext:opacity="1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T17" style:family="text">
      <style:text-properties fo:color="#000000" loext:opacity="100%" style:text-outline="false" style:text-line-through-style="none" style:text-line-through-type="none" style:font-name="Courier New"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18" style:family="text">
      <style:text-properties fo:color="#000000" loext:opacity="100%" style:text-outline="false" style:text-line-through-style="none" style:text-line-through-type="none" style:font-name="Arial"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style:font-size-asian="14pt" style:font-weight-asian="bold" style:font-size-complex="14pt" style:font-weight-complex="bold" style:text-emphasize="none"/>
    </style:style>
    <style:style style:name="T21" style:family="text">
      <style:text-properties fo:font-size="14pt" fo:font-weight="bold" style:font-name-asian="Courier New" style:font-size-asian="14pt" style:font-weight-asian="bold" style:font-name-complex="Courier New" style:font-size-complex="14pt" style:font-weight-complex="bold"/>
    </style:style>
    <style:style style:name="T22" style:family="text">
      <style:text-properties style:text-emphasize="none"/>
    </style:style>
    <style:style style:name="T23" style:family="text">
      <style:text-properties style:text-position="0% 100%"/>
    </style:style>
    <style:style style:name="T24" style:family="text">
      <style:text-properties style:text-position="0% 100%" fo:font-weight="bold" style:font-weight-asian="bold" style:font-weight-complex="bold"/>
    </style:style>
    <style:style style:name="T25" style:family="text">
      <style:text-properties style:text-position="0% 100%" style:font-name="Courier New"/>
    </style:style>
    <style:style style:name="T26" style:family="text">
      <style:text-properties style:text-position="0% 100%" style:font-name="Courier New" style:font-name-asian="Courier New" style:font-name-complex="Courier New"/>
    </style:style>
    <style:style style:name="T27" style:family="text">
      <style:text-properties style:text-position="0% 100%" style:font-name-asian="Courier New" style:font-name-complex="Courier New"/>
    </style:style>
    <style:style style:name="T28" style:family="text">
      <style:text-properties style:text-position="0% 100%" fo:font-size="14pt" fo:font-weight="bold" style:font-size-asian="14pt" style:font-weight-asian="bold" style:font-size-complex="14pt" style:font-weight-complex="bold"/>
    </style:style>
    <style:style style:name="T29" style:family="text">
      <style:text-properties style:use-window-font-color="true" loext:opacity="0%"/>
    </style:style>
    <style:style style:name="T30" style:family="text">
      <style:text-properties style:use-window-font-color="true" loext:opacity="0%" fo:font-size="14pt" fo:font-weight="bold" style:font-size-asian="14pt" style:font-weight-asian="bold" style:font-size-complex="14pt" style:font-weight-complex="bold"/>
    </style:style>
    <style:style style:name="T31" style:family="text">
      <style:text-properties style:use-window-font-color="true" loext:opacity="0%" fo:font-size="14pt" fo:font-weight="bold" style:font-size-asian="14pt" style:font-weight-asian="bold" style:font-size-complex="14pt" style:font-weight-complex="bold" style:text-emphasize="none"/>
    </style:style>
    <style:style style:name="T32" style:family="text">
      <style:text-properties style:use-window-font-color="true" loext:opacity="0%" style:text-position="0% 100%"/>
    </style:style>
    <style:style style:name="T33" style:family="text">
      <style:text-properties style:use-window-font-color="true" loext:opacity="0%" style:text-position="0% 100%" fo:font-size="14pt" fo:font-weight="bold" style:font-size-asian="14pt" style:font-weight-asian="bold" style:font-size-complex="14pt" style:font-weight-complex="bold"/>
    </style:style>
    <style:style style:name="T34" style:family="text">
      <style:text-properties style:text-line-through-style="solid" style:text-line-through-type="double"/>
    </style:style>
    <style:style style:name="T35" style:family="text">
      <style:text-properties style:text-line-through-style="solid" style:text-line-through-type="double" fo:font-size="10pt" fo:font-weight="normal" style:font-size-asian="10pt" style:font-weight-asian="normal" style:font-size-complex="10pt" style:font-weight-complex="normal"/>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weight="normal" style:font-weight-asian="normal" style:font-weight-complex="normal"/>
    </style:style>
    <style:style style:name="T38" style:family="text">
      <style:text-properties style:font-name="Arial2"/>
    </style:style>
    <style:style style:name="T39" style:family="text">
      <style:text-properties style:font-name="Arial2" style:font-name-asian="Courier New" style:font-name-complex="Courier New"/>
    </style:style>
    <style:style style:name="T40" style:family="text">
      <style:text-properties style:font-name="Arial2" fo:font-weight="bold" style:font-weight-asian="bold" style:font-weight-complex="bold"/>
    </style:style>
    <style:style style:name="T41" style:family="text">
      <style:text-properties fo:font-size="10pt" style:font-name-asian="Courier New" style:font-size-asian="10pt" style:font-name-complex="Courier New" style:font-size-complex="10pt"/>
    </style:style>
    <style:style style:name="T42" style:family="text">
      <style:text-properties fo:font-size="10pt" fo:font-weight="normal" style:font-size-asian="10pt" style:font-weight-asian="normal" style:font-size-complex="10pt" style:font-weight-complex="normal"/>
    </style:style>
    <style:style style:name="T43" style:family="text">
      <style:text-properties fo:font-size="13pt" fo:font-weight="bold" style:font-size-asian="13pt" style:font-weight-asian="bold" style:font-size-complex="13pt" style:font-weight-complex="bold"/>
    </style:style>
    <style:style style:name="T44" style:family="text">
      <style:text-properties style:font-name-asian="Arial2" style:font-name-complex="Arial2"/>
    </style:style>
    <style:style style:name="T45" style:family="text">
      <style:text-properties style:font-name="Courier new"/>
    </style:style>
    <style:style style:name="T46" style:family="text">
      <style:text-properties style:font-name="Courier new" fo:font-weight="bold" style:font-weight-asian="bold" style:font-weight-complex="bold"/>
    </style:style>
    <style:style style:name="T47" style:family="text">
      <style:text-properties style:font-name="Courier new" fo:font-size="14pt" fo:font-weight="bold" style:font-size-asian="14pt" style:font-weight-asian="bold" style:font-size-complex="14pt" style:font-weight-complex="bold" style:text-emphasize="none"/>
    </style:style>
    <style:style style:name="T48" style:family="text">
      <style:text-properties style:font-name="Courier new" fo:font-size="14pt" fo:font-weight="bold" style:font-name-asian="Courier New" style:font-size-asian="14pt" style:font-weight-asian="bold" style:font-name-complex="Courier New" style:font-size-complex="14pt" style:font-weight-complex="bold" style:text-emphasize="none"/>
    </style:style>
    <style:style style:name="T49" style:family="text">
      <style:text-properties style:font-name="Courier new" style:text-emphasize="none"/>
    </style:style>
    <style:style style:name="T50" style:family="text">
      <style:text-properties style:font-name="Arial"/>
    </style:style>
    <style:style style:name="T51" style:family="text">
      <style:text-properties style:font-name="Arial" fo:font-size="14pt" fo:font-weight="bold" style:font-size-asian="14pt" style:font-weight-asian="bold" style:font-size-complex="14pt" style:font-weight-complex="bold" style:text-emphasize="none"/>
    </style:style>
    <style:style style:name="T52" style:family="text">
      <style:text-properties style:font-name="Arial" style:font-name-asian="Courier New" style:font-name-complex="Courier New"/>
    </style:style>
    <style:style style:name="T53" style:family="text">
      <style:text-properties fo:color="#000000" loext:opacity="100%" style:text-outline="false" style:text-line-through-style="none" style:text-line-through-type="none" style:text-position="0% 100%" style:font-name="Courier New" fo:font-size="14pt"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T54" style:family="text">
      <style:text-properties fo:color="#000000" loext:opacity="100%" style:text-outline="false" style:text-line-through-style="none" style:text-line-through-type="none" style:text-position="0% 100%" style:font-name="Arial2" fo:font-size="14pt" fo:language="en" fo:country="US" fo:font-style="normal" fo:text-shadow="none" style:text-underline-style="none" fo:font-weight="normal" style:font-name-asian="Arial2" style:font-size-asian="14pt" style:font-style-asian="normal" style:font-weight-asian="normal" style:font-name-complex="Arial2" style:font-size-complex="14pt" style:font-style-complex="normal" style:font-weight-complex="normal" style:text-emphasize="none" style:font-relief="none"/>
    </style:style>
    <style:style style:name="T55" style:family="text">
      <style:text-properties fo:color="#000000" loext:opacity="100%" style:text-outline="false" style:text-line-through-style="none" style:text-line-through-type="none" style:text-position="0% 100%" style:font-name="Courier New" fo:font-size="14pt" fo:language="en" fo:country="US"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T56" style:family="text">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2" style:font-size-asian="14pt" style:font-style-asian="normal" style:font-weight-asian="normal" style:font-name-complex="Arial2" style:font-size-complex="14pt" style:font-style-complex="normal" style:font-weight-complex="normal" style:text-emphasize="none" style:font-relief="none"/>
    </style:style>
    <style:style style:name="T57" style:family="text">
      <style:text-properties fo:color="#000000" loext:opacity="100%" style:text-outline="false" style:text-line-through-style="none" style:text-line-through-type="none" style:text-position="0% 100%" style:font-name="Arial2" fo:font-size="14pt"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T58" style:family="text">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59" style:family="text">
      <style:text-properties fo:color="#000000" loext:opacity="100%" style:text-outline="false" style:text-line-through-style="none" style:text-line-through-type="none" style:text-position="0% 100%" style:font-name="Courier New" fo:font-size="10pt" fo:language="en" fo:country="US"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60" style:family="text">
      <style:text-properties fo:color="#000000" loext:opacity="100%" style:text-outline="false" style:text-line-through-style="none" style:text-line-through-type="none" style:text-position="0% 100%" style:font-name="Courier New" fo:font-size="24pt" fo:language="en" fo:country="US" fo:font-style="normal" fo:text-shadow="none" style:text-underline-style="none" fo:font-weight="normal" style:font-name-asian="Arial2" style:font-size-asian="24pt" style:font-style-asian="normal" style:font-weight-asian="normal" style:font-name-complex="Arial2" style:font-size-complex="24pt" style:font-style-complex="normal" style:font-weight-complex="normal" style:text-emphasize="none" style:font-relief="none"/>
    </style:style>
    <style:style style:name="T61" style:family="text">
      <style:text-properties style:font-name="Courier New" fo:font-size="14pt" fo:language="en" fo:country="US" fo:font-weight="bold" style:font-size-asian="14pt" style:font-weight-asian="bold" style:font-size-complex="14pt" style:font-weight-complex="bold"/>
    </style:style>
    <style:style style:name="T62" style:family="text">
      <style:text-properties fo:color="#314004" loext:opacity="100%" style:text-outline="false" style:text-line-through-style="none" style:text-line-through-type="none" style:text-position="0% 100%" style:font-name="Courier New" fo:font-size="14pt" fo:language="en" fo:country="US"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ff0000" draw:marker-start-width="0.1in" draw:marker-start-center="false" draw:marker-end="msArrowEnd_20_9" draw:marker-end-width="0.1598in" draw:marker-end-center="false" draw:stroke-linejoin="miter" draw:fill="none" draw:fill-color="#ffffff" draw:textarea-horizontal-align="left" draw:textarea-vertical-align="top" draw:auto-grow-height="false" fo:padding-top="0.0571in" fo:padding-bottom="0.0571in" fo:padding-left="0.1043in" fo:padding-right="0.1043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in" svg:stroke-color="#ff00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000000" draw:marker-start-width="0.1181in" draw:marker-start-center="false" draw:marker-end-width="0.1181in" draw:marker-end-center="false" draw:fill="none" draw:fill-color="#009999"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402in" svg:stroke-color="#ff0000" draw:marker-start-width="0.1402in" draw:marker-start-center="false" draw:marker-end-width="0.1402in" draw:marker-end-center="false" draw:fill="none" draw:fill-color="#009999" draw:textarea-horizontal-align="justify" draw:textarea-vertical-align="top" draw:auto-grow-height="true" fo:min-height="0in" fo:min-width="0in" fo:padding-top="0.0717in" fo:padding-bottom="0.0717in" fo:padding-left="0.1189in" fo:padding-right="0.1189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svg:stroke-color="#000000" draw:marker-start-width="0.1181in" draw:marker-start-center="false" draw:marker-end-width="0.1181in" draw:marker-end-center="false"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8in" svg:stroke-color="#ff0000" draw:marker-start-width="0.1181in" draw:marker-start-center="false" draw:marker-end="msArrowEnd_20_9" draw:marker-end-width="0.1398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8in" svg:stroke-color="#ff0000" draw:marker-start-width="0.1181in" draw:marker-start-center="false" draw:marker-end-width="0.1181in" draw:marker-end-center="false" draw:stroke-linejoin="miter" draw:fill="none" draw:fill-color="#009999" draw:textarea-horizontal-align="left" draw:textarea-vertical-align="middle" draw:auto-grow-height="false" fo:padding-top="0.0516in" fo:padding-bottom="0.0516in" fo:padding-left="0.0984in" fo:padding-right="0.0984in" fo:wrap-option="no-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38in" svg:stroke-color="#000000" draw:marker-start-width="0.1181in" draw:marker-start-center="false" draw:marker-end-width="0.1181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38in" svg:stroke-color="#0000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138in" svg:stroke-color="#0000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in" svg:stroke-color="#000000" draw:marker-start-width="0.1181in" draw:marker-start-center="false" draw:marker-end-width="0.1181in" draw:marker-end-center="false"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 Classes</text:p>
      <text:p text:style-name="Standard"/>
      <text:p text:style-name="Standard"/>
      <text:p text:style-name="P4">Objectives</text:p>
      <text:p text:style-name="Standard"/>
      <text:list xml:id="list3686086885" text:style-name="L1">
        <text:list-item>
          <text:p text:style-name="P17">Understand the relationship between <text:span text:style-name="T45">struct</text:span> and <text:span text:style-name="T45">class</text:span></text:p>
        </text:list-item>
        <text:list-item>
          <text:p text:style-name="P17">Create classes</text:p>
        </text:list-item>
        <text:list-item>
          <text:p text:style-name="P17">Write methods that accept parameters of basic type</text:p>
        </text:list-item>
        <text:list-item>
          <text:p text:style-name="P17">Write methods that accept object parameters</text:p>
        </text:list-item>
        <text:list-item>
          <text:p text:style-name="P17">Write methods that accept object reference parameters</text:p>
        </text:list-item>
        <text:list-item>
          <text:p text:style-name="P17">Write functions that accept object parameters</text:p>
        </text:list-item>
        <text:list-item>
          <text:p text:style-name="P17">Write functions that return objects</text:p>
        </text:list-item>
        <text:list-item>
          <text:p text:style-name="P17">Declare arrays of objects using the default constructor</text:p>
        </text:list-item>
        <text:list-item>
          <text:p text:style-name="P17">Declare and use pointers to objects</text:p>
        </text:list-item>
      </text:list>
      <text:p text:style-name="Standard"/>
      <text:p text:style-name="Standard"/>
      <text:p text:style-name="P15">Object-oriented Thingies</text:p>
      <text:p text:style-name="Standard"/>
      <text:p text:style-name="Standard">So far you have been using C++ in a particular way. The programming style (or paradigm) you have been using is called <text:span text:style-name="T19">structured programming</text:span>.</text:p>
      <text:p text:style-name="Standard"/>
      <text:p text:style-name="Standard">You can recognize structured programming when you see blocks of code including but not limited to the following:</text:p>
      <text:list xml:id="list1326382598" text:style-name="L2">
        <text:list-item>
          <text:p text:style-name="P18">branching such as if and if-else </text:p>
        </text:list-item>
        <text:list-item>
          <text:p text:style-name="P18">loops such as for-loop, while-loop</text:p>
        </text:list-item>
        <text:list-item>
          <text:p text:style-name="P18">functions</text:p>
        </text:list-item>
      </text:list>
      <text:p text:style-name="Standard"/>
      <text:p text:style-name="Standard">But this is not the only paradigm. The next paradigm we will focus on is called <text:span text:style-name="T19">Object-Oriented Programming, OOP</text:span>.</text:p>
      <text:p text:style-name="Standard"/>
      <text:p text:style-name="Standard">(There are many other styles/paradigms of programming. For instance, you will learn functional programming in CISS445. Then there's aspect-oriented programming …)</text:p>
      <text:p text:style-name="Standard"/>
      <text:p text:style-name="Standard">Both structured programming and OOP came out around 60s. Structured programming was popularized in the 80s through the introduction of the Pascal language by N. Wirth. (I learned that when I was in college.) Although OOP also came out around that time, it took off only around the 90s. So in terms of widespread use, OOP is actually pretty “new” or “recent”. (But in the computer science world, anything older than 5 years is considered “old” ...)</text:p>
      <text:p text:style-name="Standard"/>
      <text:p text:style-name="Standard">While structured programming and OOP refer to using certain language features to <text:span text:style-name="T19">write</text:span> programs, structured analysis and object-oriented analysis refers to high level <text:span text:style-name="T19">analysis</text:span> of a program (usually using diagrams) with a view toward implementing the ideas using a structured or an object-oriented language respectively. </text:p>
      <text:p text:style-name="Standard"/>
      <text:p text:style-name="Standard">Some research shows that once a program goes beyond 100,000 lines, structured programming methodology breaks down because of the complexity of the project. (That's not to say that it cannot be done and that's also not saying that OO is the only way to handle large projects.)</text:p>
      <text:p text:style-name="Standard"/>
      <text:p text:style-name="Standard">Instead of going through all the philosophical reasons why OO is superior to old-style programming (such as structured programming), as many books do, we’ll go through examples. It's pointless to discuss philosophy first because if you have not seen OO language features, it would be hard to judge. So ...</text:p>
      <text:p text:style-name="Standard"/>
      <text:p text:style-name="P15"><text:span text:style-name="T1">Date</text:span> class version 1</text:p>
      <text:p text:style-name="Standard"/>
      <text:p text:style-name="Standard"><text:span text:style-name="T10">We want to implement a </text:span><text:span text:style-name="T12">Date</text:span><text:span text:style-name="T10"> type.</text:span></text:p>
      <text:p text:style-name="Standard"/>
      <text:p text:style-name="Standard">First I use <text:span text:style-name="T45">struct</text:span> to package up year, month, day and have some useful functions: </text:p>
      <text:list xml:id="list207104220" text:style-name="L3">
        <text:list-item>
          <text:p text:style-name="P19"><text:span text:style-name="T2">init</text:span> to set the month, day, year value of a <text:span text:style-name="T45">Date</text:span> variable</text:p>
        </text:list-item>
        <text:list-item>
          <text:p text:style-name="P19"><text:span text:style-name="T2">add_y</text:span> to add a year increment value to <text:span text:style-name="T45">Date</text:span> variable</text:p>
        </text:list-item>
        <text:list-item>
          <text:p text:style-name="P19"><text:span text:style-name="T2">add_m</text:span> to add a month increment value to <text:span text:style-name="T45">Date</text:span> variable</text:p>
        </text:list-item>
        <text:list-item>
          <text:p text:style-name="P19"><text:span text:style-name="T2">add_d</text:span> to add a day increment value to <text:span text:style-name="T45">Date</text:span> variable</text:p>
        </text:list-item>
      </text:list>
      <text:p text:style-name="Standard"/>
      <text:p text:style-name="Standard">Here we go (and this is nothing new) ...</text:p>
      <table:table table:name="Table1" table:style-name="Table1">
        <table:table-column table:style-name="Table1.A"/>
        <table:table-row table:style-name="TableLine2195944703088">
          <table:table-cell table:style-name="Table1.A1" office:value-type="string">
            <text:p text:style-name="P5">// Date.h</text:p>
            <text:p text:style-name="P5"/>
            <text:p text:style-name="P5">#ifndef DATE_H</text:p>
            <text:p text:style-name="P5">#define DATE_H</text:p>
            <text:p text:style-name="P5"/>
            <text:p text:style-name="P5">struct Date</text:p>
            <text:p text:style-name="P5">{</text:p>
            <text:p text:style-name="P5"><text:s text:c="4"/>int yyyy_, mm_, dd_;</text:p>
            <text:p text:style-name="P5">};</text:p>
            <text:p text:style-name="P5"/>
            <text:p text:style-name="P5">void init(Date &amp;, int, int, int);</text:p>
            <text:p text:style-name="P5">void print(const Date &amp;);</text:p>
            <text:p text:style-name="P5">void add_y(Date &amp;, int);</text:p>
            <text:p text:style-name="P5">void add_m(Date &amp;, int);</text:p>
            <text:p text:style-name="P5">void add_d(Date &amp;, int);</text:p>
            <text:p text:style-name="P5"/>
            <text:p text:style-name="P5">#endif</text:p>
          </table:table-cell>
        </table:table-row>
      </table:table>
      <text:p text:style-name="Standard"/>
      <table:table table:name="Table2" table:style-name="Table2">
        <table:table-column table:style-name="Table2.A"/>
        <table:table-row table:style-name="TableLine2195944706080">
          <table:table-cell table:style-name="Table2.A1" office:value-type="string">
            <text:p text:style-name="P5">// Date.cpp</text:p>
            <text:p text:style-name="P5"/>
            <text:p text:style-name="P5">#include "Date.h"</text:p>
            <text:p text:style-name="P5"/>
            <text:p text:style-name="P5">void init(Date &amp; date, int yyyy, int mm, int dd)</text:p>
            <text:p text:style-name="P5">{ </text:p>
            <text:p text:style-name="P5"><text:s text:c="4"/>date.yyyy_ = yyyy;</text:p>
            <text:p text:style-name="P5"><text:s text:c="4"/>date.mm_ = mm; </text:p>
            <text:p text:style-name="P5"><text:s text:c="4"/>date.dd_ = dd;</text:p>
            <text:p text:style-name="P5">}</text:p>
            <text:p text:style-name="P5"/>
            <text:p text:style-name="P5">void print(const Date &amp; date)</text:p>
            <text:p text:style-name="P5">{ <text:s/></text:p>
            <text:p text:style-name="P5"><text:s text:c="4"/>std::cout &lt;&lt; date.yyyy_ &lt;&lt; '/' </text:p>
            <text:p text:style-name="P5"><text:s text:c="14"/>&lt;&lt; date.mm_ &lt;&lt; '/' </text:p>
            <text:p text:style-name="P5"><text:s text:c="14"/>&lt;&lt; date.dd_ &lt;&lt; '\n';</text:p>
            <text:p text:style-name="P5">}</text:p>
            <text:p text:style-name="P5"/>
            <text:p text:style-name="P5">void add_y(Date &amp; date, int inc)</text:p>
            <text:p text:style-name="P5">{ </text:p>
            <text:p text:style-name="P5"><text:s text:c="4"/>date.yyyy_ += inc ;</text:p>
            <text:p text:style-name="P5">}</text:p>
            <text:p text:style-name="P5"/>
            <text:p text:style-name="P5">// etc.</text:p>
          </table:table-cell>
        </table:table-row>
      </table:table>
      <text:p text:style-name="Standard"/>
      <text:p text:style-name="Standard"/>
      <table:table table:name="Table3" table:style-name="Table3">
        <table:table-column table:style-name="Table3.A"/>
        <table:table-row table:style-name="TableLine2195944697920">
          <table:table-cell table:style-name="Table3.A1" office:value-type="string">
            <text:p text:style-name="P5"><draw:custom-shape text:anchor-type="paragraph" draw:z-index="2" draw:name="Shape1" draw:style-name="gr2" draw:text-style-name="P28" svg:width="1.0098in" svg:height="0.337in" svg:x="5.2283in" svg:y="0.1783in"><text:p text:style-name="P27"><text:span text:style-name="T53">dd_</text:span></text:p><draw:enhanced-geometry svg:viewBox="0 0 21600 21600" draw:type="mso-spt202" draw:enhanced-path="M 0 0 L 21600 0 21600 21600 0 21600 0 0 Z N"/></draw:custom-shape>// main.cpp</text:p>
            <text:p text:style-name="P5"><draw:custom-shape text:anchor-type="paragraph" draw:z-index="0" draw:name="Shape2" draw:style-name="gr2" draw:text-style-name="P28" svg:width="1.0098in" svg:height="0.337in" svg:x="3.2091in" svg:y="0.0209in"><text:p text:style-name="P27"><text:span text:style-name="T53">yyyy_</text:span></text:p><draw:enhanced-geometry svg:viewBox="0 0 21600 21600" draw:type="mso-spt202" draw:enhanced-path="M 0 0 L 21600 0 21600 21600 0 21600 0 0 Z N"/></draw:custom-shape><draw:custom-shape text:anchor-type="paragraph" draw:z-index="3" draw:name="Shape3" draw:style-name="gr3" draw:text-style-name="P30" svg:width="0.7823in" svg:height="0.337in" svg:x="2.3764in" svg:y="0.0209in"><text:p text:style-name="P29"><text:span text:style-name="T53">today</text:span></text:p><draw:enhanced-geometry svg:viewBox="0 0 21600 21600" draw:type="mso-spt202" draw:enhanced-path="M 0 0 L 21600 0 21600 21600 0 21600 0 0 Z N"/></draw:custom-shape><draw:custom-shape text:anchor-type="paragraph" draw:z-index="1" draw:name="Shape4" draw:style-name="gr2" draw:text-style-name="P28" svg:width="1.0098in" svg:height="0.337in" svg:x="4.2189in" svg:y="0.0209in"><text:p text:style-name="P27"><text:span text:style-name="T53">mm_</text:span></text:p><draw:enhanced-geometry svg:viewBox="0 0 21600 21600" draw:type="mso-spt202" draw:enhanced-path="M 0 0 L 21600 0 21600 21600 0 21600 0 0 Z N"/></draw:custom-shape></text:p>
            <text:p text:style-name="P5">#include "Date.h"</text:p>
            <text:p text:style-name="P5"><draw:line text:anchor-type="paragraph" draw:z-index="5" draw:name="Shape5" draw:style-name="gr6" draw:text-style-name="P26" svg:x1="5.2146in" svg:y1="0.5366in" svg:x2="5.0583in" svg:y2="0.1559in"><text:p/></draw:line></text:p>
            <text:p text:style-name="P5">int main()</text:p>
            <text:p text:style-name="P5">{</text:p>
            <text:p text:style-name="P5"><draw:custom-shape text:anchor-type="paragraph" draw:z-index="4" draw:name="Shape6" draw:style-name="gr11" draw:text-style-name="P28" svg:width="1.6323in" svg:height="1.037in" svg:x="4.5673in" svg:y="0.0736in"><text:p text:style-name="P27"><text:span text:style-name="T54">At this point in </text:span><text:span text:style-name="T55">main()</text:span><text:span text:style-name="T54">’s memory, </text:span><text:span text:style-name="T55">today</text:span><text:span text:style-name="T54"> looks like this …</text:span></text:p><draw:enhanced-geometry svg:viewBox="0 0 21600 21600" draw:mirror-horizontal="false" draw:mirror-vertical="false" draw:type="mso-spt202" draw:enhanced-path="M 0 0 L 21600 0 21600 21600 0 21600 0 0 Z N"/></draw:custom-shape><text:s text:c="4"/>Date today, yesterday;</text:p>
            <text:p text:style-name="P5"/>
            <text:p text:style-name="P5"><draw:line text:anchor-type="paragraph" draw:z-index="29" draw:name="Shape7" draw:style-name="gr6" draw:text-style-name="P26" svg:x1="4.5551in" svg:y1="0.05in" svg:x2="2.5744in" svg:y2="0.061in"><text:p/></draw:line><text:s text:c="4"/>init(today, 2014, 12, 25);</text:p>
            <text:p text:style-name="P5"><text:s text:c="4"/>print(today);</text:p>
            <text:p text:style-name="P5"/>
            <text:p text:style-name="P5"><text:s text:c="4"/>init(yesterday, 2014, 12, 24);</text:p>
            <text:p text:style-name="P5"><text:s text:c="4"/>print(yesterday);</text:p>
            <text:p text:style-name="P5"/>
            <text:p text:style-name="P5"><text:s text:c="4"/>return 0;</text:p>
            <text:p text:style-name="P5">}</text:p>
          </table:table-cell>
        </table:table-row>
      </table:table>
      <text:p text:style-name="Standard"/>
      <text:p text:style-name="Standard">Now in your <text:span text:style-name="T1">main.cpp</text:span>, go ahead and call <text:span text:style-name="T45">add_d(yesterday, 1)</text:span> <text:s/>and then <text:span text:style-name="T45">print(yesterday)</text:span>.</text:p>
      <text:p text:style-name="Standard"/>
      <text:p text:style-name="Standard">Note that the above <text:span text:style-name="T1">main()</text:span> that uses the <text:span text:style-name="T1">Date</text:span> type (<text:span text:style-name="T45">Date.h</text:span> and <text:span text:style-name="T45">Date.cpp</text:span>) does not need to know about the details (i.e., the members) of a <text:span text:style-name="T45">Date</text:span> variable: you do not need to know that a <text:span text:style-name="T45">Date</text:span> variable such as <text:span text:style-name="T1">today</text:span> contains <text:span text:style-name="T45">yyyy_</text:span>, <text:span text:style-name="T45">mm_</text:span>, <text:span text:style-name="T45">dd_</text:span>.</text:p>
      <text:p text:style-name="Standard"/>
      <text:p text:style-name="Standard"><text:span text:style-name="T22">This is the beginning of the concepts of </text:span><text:span text:style-name="T31">information hiding</text:span><text:span text:style-name="T22"> and </text:span><text:span text:style-name="T31">encapsulation</text:span><text:span text:style-name="T22">. </text:span></text:p>
      <text:p text:style-name="Standard"/>
      <text:p text:style-name="Standard"><text:span text:style-name="T22">Specifically, in the above, we collect up the concepts of a year, a month and a day and create the concept of a date. That's </text:span><text:span text:style-name="T20">encapsulation</text:span><text:span text:style-name="T22">.</text:span></text:p>
      <text:p text:style-name="Standard"/>
      <text:p text:style-name="Standard"><text:span text:style-name="T22">Encapsulation allows you to </text:span><text:span text:style-name="T20">think at a higher level</text:span><text:span text:style-name="T22"> of abstraction. It's easier to focus on higher level concepts once lower level details are encapsulated.</text:span></text:p>
      <text:p text:style-name="Standard"/>
      <text:p text:style-name="Standard">Note that in version 1 the functions are not tied to <text:span text:style-name="T45">Date</text:span> <text:span text:style-name="T50">struct.</text:span></text:p>
      <text:p text:style-name="Standard"/>
      <text:p text:style-name="Standard">We want to think of the functions as “belonging” to the <text:span text:style-name="T45">Date</text:span> <text:span text:style-name="T50">struct</text:span>.</text:p>
      <text:p text:style-name="Standard">You can actually put the functions into the <text:span text:style-name="T45">struct</text:span> definition to get <text:span text:style-name="T30">member functions</text:span> .</text:p>
      <text:p text:style-name="Standard"/>
      <text:p text:style-name="Standard">So we get a <text:span text:style-name="T45">struct</text:span> with <text:span text:style-name="T30">member variables</text:span> <text:s/>and <text:span text:style-name="T30">member functions</text:span> <text:s/>in one package.</text:p>
      <text:p text:style-name="Standard"/>
      <text:p text:style-name="Standard">After moving the functions into the <text:span text:style-name="T45">struct</text:span>, you need to make some modifications.</text:p>
      <text:p text:style-name="Standard"/>
      <text:p text:style-name="Standard"/>
      <text:p text:style-name="Standard"><text:span text:style-name="T9">Exercise.</text:span> Complete the <text:span text:style-name="T45">add_m</text:span> and <text:span text:style-name="T45">add_d</text:span> functions.</text:p>
      <text:p text:style-name="P15"><text:span text:style-name="T1">Date</text:span> class version 2</text:p>
      <text:p text:style-name="Standard"/>
      <text:p text:style-name="Standard">Make the following changes:</text:p>
      <text:p text:style-name="Standard"/>
      <text:p text:style-name="Standard"><text:span text:style-name="T9">In </text:span><text:span text:style-name="T46">Date.h</text:span><text:span text:style-name="T9">:</text:span> move the function prototypes into the <text:span text:style-name="T45">struct</text:span> and remove all first parameters which are <text:span text:style-name="T45">Date</text:span> reference parameters.</text:p>
      <text:p text:style-name="Standard"/>
      <text:p text:style-name="Standard"><text:span text:style-name="T9">In </text:span><text:span text:style-name="T46">Date.cpp</text:span><text:span text:style-name="T9">:</text:span> remove all first parameters which are <text:span text:style-name="T45">Date</text:span> reference parameters and remove “<text:span text:style-name="T45">date.</text:span>” in the body of all functions.</text:p>
      <text:p text:style-name="Standard"/>
      <text:p text:style-name="Standard"><text:span text:style-name="T9">In </text:span><text:span text:style-name="T46">main.cpp</text:span><text:span text:style-name="T9">:</text:span> move all <text:span text:style-name="T45">Date</text:span> variables which are first arguments outside the function call. Add a dot after these <text:span text:style-name="T45">Date</text:span> variables.</text:p>
      <text:p text:style-name="Standard"/>
      <text:p text:style-name="Standard">Here are the files with the changes:</text:p>
      <table:table table:name="Table4" table:style-name="Table4">
        <table:table-column table:style-name="Table4.A"/>
        <table:table-row table:style-name="TableLine2196028651776">
          <table:table-cell table:style-name="Table4.A1" office:value-type="string">
            <text:p text:style-name="P5">// Date.h</text:p>
            <text:p text:style-name="P5"/>
            <text:p text:style-name="P5">#ifndef DATE_H</text:p>
            <text:p text:style-name="P5">#define DATE_H</text:p>
            <text:p text:style-name="P5"/>
            <text:p text:style-name="P5">struct Date</text:p>
            <text:p text:style-name="P5">{</text:p>
            <text:p text:style-name="P5"><text:s text:c="4"/>int yyyy_, mm_, dd_;</text:p>
            <text:p text:style-name="P5"/>
            <text:p text:style-name="P5"><text:s text:c="4"/>void init(<text:span text:style-name="T34">Date &amp;,</text:span> int, int, int);</text:p>
            <text:p text:style-name="P5"><text:s text:c="4"/>void print(<text:span text:style-name="T34">const Date &amp;</text:span>);</text:p>
            <text:p text:style-name="P5"><text:s text:c="4"/>void add_y(<text:span text:style-name="T34">Date &amp;,</text:span> int);</text:p>
            <text:p text:style-name="P5"><text:s text:c="4"/>void add_m(<text:span text:style-name="T34">Date &amp;,</text:span> int);</text:p>
            <text:p text:style-name="P5"><text:s text:c="4"/>void add_d(<text:span text:style-name="T34">Date &amp;,</text:span> int);</text:p>
            <text:p text:style-name="P5">};</text:p>
            <text:p text:style-name="P5"/>
            <text:p text:style-name="P5">#endif</text:p>
          </table:table-cell>
        </table:table-row>
      </table:table>
      <text:p text:style-name="Standard"/>
      <table:table table:name="Table6" table:style-name="Table6">
        <table:table-column table:style-name="Table6.A"/>
        <table:table-row table:style-name="TableLine2196028662112">
          <table:table-cell table:style-name="Table6.A1" office:value-type="string">
            <text:p text:style-name="P6">// Date.cpp</text:p>
            <text:p text:style-name="P6"/>
            <text:p text:style-name="P6">#include "Date.h"</text:p>
            <text:p text:style-name="P6"/>
            <text:p text:style-name="P6">void <text:span text:style-name="T28">Date::</text:span>init(<text:span text:style-name="T34">Date &amp; date,</text:span> int yyyy, int mm, int dd)</text:p>
            <text:p text:style-name="P6">{ </text:p>
            <text:p text:style-name="P6"><text:s text:c="4"/><text:span text:style-name="T34">date.</text:span>yyyy_ = yyyy; </text:p>
            <text:p text:style-name="P6"><text:s text:c="4"/><text:span text:style-name="T34">date.</text:span>mm_= mm;</text:p>
            <text:p text:style-name="P6"><text:s text:c="4"/><text:span text:style-name="T34">date.</text:span>dd_= dd;</text:p>
            <text:p text:style-name="P6">}</text:p>
            <text:p text:style-name="P6"/>
            <text:p text:style-name="P6">void <text:span text:style-name="T19">Date::</text:span>print(<text:span text:style-name="T34">const Date &amp; date</text:span>)</text:p>
            <text:p text:style-name="P6">{ <text:s/></text:p>
            <text:p text:style-name="P6"><text:s text:c="4"/>std::cout &lt;&lt; <text:span text:style-name="T34">date.</text:span>yyyy_ &lt;&lt; '/' </text:p>
            <text:p text:style-name="P6"><text:s text:c="14"/>&lt;&lt; <text:span text:style-name="T34">date.</text:span>mm_ &lt;&lt; '/' </text:p>
            <text:p text:style-name="P6"><text:s text:c="14"/>&lt;&lt; <text:span text:style-name="T34">date.</text:span>dd_&lt;&lt; '\n';</text:p>
            <text:p text:style-name="P6">}</text:p>
            <text:p text:style-name="P6"/>
            <text:p text:style-name="P6">void <text:span text:style-name="T19">Date::</text:span>add_y(<text:span text:style-name="T34">Date &amp; date,</text:span> int inc)</text:p>
            <text:p text:style-name="P6">{ </text:p>
            <text:p text:style-name="P6"><text:s text:c="4"/><text:span text:style-name="T34">date.</text:span>yyyy_+= inc ;</text:p>
            <text:p text:style-name="P6"><text:soft-page-break/>}</text:p>
            <text:p text:style-name="P6"/>
            <text:p text:style-name="P13">// etc.</text:p>
          </table:table-cell>
        </table:table-row>
      </table:table>
      <text:p text:style-name="Standard"/>
      <table:table table:name="Table51" table:style-name="Table51">
        <table:table-column table:style-name="Table51.A"/>
        <table:table-row table:style-name="TableLine2196028659120">
          <table:table-cell table:style-name="Table51.A1" office:value-type="string">
            <text:p text:style-name="P5">// main.cpp</text:p>
            <text:p text:style-name="P5"/>
            <text:p text:style-name="P5">#include "Date.h"</text:p>
            <text:p text:style-name="P5"/>
            <text:p text:style-name="P5">int main()</text:p>
            <text:p text:style-name="P5">{</text:p>
            <text:p text:style-name="P5"><text:s text:c="4"/>Date today, yesterday;</text:p>
            <text:p text:style-name="P5"/>
            <text:p text:style-name="P5"><text:s text:c="4"/><text:span text:style-name="T19">today.</text:span><text:span text:style-name="T42">init(</text:span><text:span text:style-name="T35">today,</text:span><text:span text:style-name="T42"> 2014, 12, 25);</text:span></text:p>
            <text:p text:style-name="P5"><text:s text:c="4"/><text:span text:style-name="T19">today.</text:span>print(<text:span text:style-name="T34">today</text:span>);</text:p>
            <text:p text:style-name="P5"/>
            <text:p text:style-name="P5"><text:s text:c="4"/><text:span text:style-name="T19">yesterday.</text:span>init(<text:span text:style-name="T35">yesterday,</text:span> 2014, 12, 24);</text:p>
            <text:p text:style-name="P5"><text:s text:c="4"/><text:span text:style-name="T19">yesterday.</text:span>print(<text:span text:style-name="T35">yesterday</text:span>);</text:p>
            <text:p text:style-name="P5"/>
            <text:p text:style-name="P5"><text:s text:c="4"/>return 0;</text:p>
            <text:p text:style-name="P5">}</text:p>
          </table:table-cell>
        </table:table-row>
      </table:table>
      <text:p text:style-name="Standard"/>
      <text:p text:style-name="Standard">Here's what you get:</text:p>
      <table:table table:name="Table52" table:style-name="Table52">
        <table:table-column table:style-name="Table52.A"/>
        <table:table-row table:style-name="TableLine2196028655584">
          <table:table-cell table:style-name="Table52.A1" office:value-type="string">
            <text:p text:style-name="P5">// Date.h</text:p>
            <text:p text:style-name="P5"/>
            <text:p text:style-name="P5">#ifndef DATE_H</text:p>
            <text:p text:style-name="P5">#define DATE_H</text:p>
            <text:p text:style-name="P5"/>
            <text:p text:style-name="P5">struct Date</text:p>
            <text:p text:style-name="P5">{</text:p>
            <text:p text:style-name="P5"><text:s text:c="4"/>int yyyy_, mm_, dd_;</text:p>
            <text:p text:style-name="P5"/>
            <text:p text:style-name="P5"><text:s text:c="4"/>void init(int, int, int);</text:p>
            <text:p text:style-name="P5"><text:s text:c="4"/>void print();</text:p>
            <text:p text:style-name="P5"><text:s text:c="4"/>void add_y(int);</text:p>
            <text:p text:style-name="P5"><text:s text:c="4"/>void add_m(int);</text:p>
            <text:p text:style-name="P5"><text:s text:c="4"/>void add_d(int);</text:p>
            <text:p text:style-name="P5">};</text:p>
            <text:p text:style-name="P5"/>
            <text:p text:style-name="P5">#endif</text:p>
          </table:table-cell>
        </table:table-row>
      </table:table>
      <text:p text:style-name="Standard"/>
      <table:table table:name="Table7" table:style-name="Table7">
        <table:table-column table:style-name="Table7.A"/>
        <table:table-row table:style-name="TableLine2196028673264">
          <table:table-cell table:style-name="Table7.A1" office:value-type="string">
            <text:p text:style-name="P5">// Date.cpp</text:p>
            <text:p text:style-name="P5"/>
            <text:p text:style-name="P5">#include "Date.h"</text:p>
            <text:p text:style-name="P5"/>
            <text:p text:style-name="P5">void <text:span text:style-name="T23">Date::</text:span>init(int yyyy, int mm, int dd)</text:p>
            <text:p text:style-name="P5">{ </text:p>
            <text:p text:style-name="P5"><text:s text:c="4"/>yyyy_ = yyyy; </text:p>
            <text:p text:style-name="P5"><text:s text:c="4"/>mm_ = mm;</text:p>
            <text:p text:style-name="P5"><text:s text:c="4"/>dd_ = dd;</text:p>
            <text:p text:style-name="P5">}</text:p>
            <text:p text:style-name="P5"/>
            <text:p text:style-name="P5"><text:soft-page-break/>void Date::print()</text:p>
            <text:p text:style-name="P5">{ <text:s/></text:p>
            <text:p text:style-name="P5"><text:s text:c="4"/>std::cout &lt;&lt; yyyy_ &lt;&lt; '/' </text:p>
            <text:p text:style-name="P5"><text:s text:c="14"/>&lt;&lt; mm_ &lt;&lt; '/' </text:p>
            <text:p text:style-name="P5"><text:s text:c="14"/>&lt;&lt; dd_ &lt;&lt; '\n';</text:p>
            <text:p text:style-name="P5">}</text:p>
            <text:p text:style-name="P5"/>
            <text:p text:style-name="P5">void Date::add_y(int inc)</text:p>
            <text:p text:style-name="P5">{ </text:p>
            <text:p text:style-name="P5"><text:s text:c="4"/>yyyy_ += inc ;</text:p>
            <text:p text:style-name="P5">}</text:p>
            <text:p text:style-name="P5"/>
            <text:p text:style-name="P5">// etc.</text:p>
          </table:table-cell>
        </table:table-row>
      </table:table>
      <text:p text:style-name="Standard"><draw:custom-shape text:anchor-type="paragraph" draw:z-index="31" draw:name="Shape8" draw:style-name="gr4" draw:text-style-name="P32" svg:width="2.3622in" svg:height="0.8441in" svg:x="4.6402in" svg:y="1.8654in"><text:p text:style-name="P31"><text:span text:style-name="T54">At this point in </text:span><text:span text:style-name="T55">main()</text:span><text:span text:style-name="T54">’s memory, </text:span><text:span text:style-name="T55">today</text:span><text:span text:style-name="T54"> looks like this …</text:span></text:p><draw:enhanced-geometry svg:viewBox="0 0 21600 21600" draw:type="mso-spt202" draw:enhanced-path="M 0 0 L 21600 0 21600 21600 0 21600 0 0 Z N"/></draw:custom-shape></text:p>
      <table:table table:name="Table46" table:style-name="Table46">
        <table:table-column table:style-name="Table46.A"/>
        <table:table-row table:style-name="Table46.1">
          <table:table-cell table:style-name="Table46.A1" office:value-type="string">
            <text:p text:style-name="P7"><draw:custom-shape text:anchor-type="paragraph" draw:z-index="34" draw:name="Shape9" draw:style-name="gr2" draw:text-style-name="P28" svg:width="0.8169in" svg:height="0.337in" svg:x="4.5354in" svg:y="0.4909in"><text:p text:style-name="P27"><text:span text:style-name="T53">init</text:span></text:p><draw:enhanced-geometry svg:viewBox="0 0 21600 21600" draw:mirror-horizontal="false" draw:mirror-vertical="false" draw:type="mso-spt202" draw:enhanced-path="M 0 0 L 21600 0 21600 21600 0 21600 0 0 Z N"/></draw:custom-shape><draw:custom-shape text:anchor-type="paragraph" draw:z-index="36" draw:name="Shape10" draw:style-name="gr2" draw:text-style-name="P28" svg:width="0.8169in" svg:height="0.337in" svg:x="5.352in" svg:y="0.4909in"><text:p text:style-name="P27"><text:span text:style-name="T53">print</text:span></text:p><draw:enhanced-geometry svg:viewBox="0 0 21600 21600" draw:mirror-horizontal="false" draw:mirror-vertical="false" draw:type="mso-spt202" draw:enhanced-path="M 0 0 L 21600 0 21600 21600 0 21600 0 0 Z N"/></draw:custom-shape><draw:custom-shape text:anchor-type="paragraph" draw:z-index="37" draw:name="Shape11" draw:style-name="gr2" draw:text-style-name="P28" svg:width="0.8169in" svg:height="0.337in" svg:x="6.1689in" svg:y="0.4909in"><text:p text:style-name="P27"><text:span text:style-name="T53">add_y</text:span></text:p><draw:enhanced-geometry svg:viewBox="0 0 21600 21600" draw:mirror-horizontal="false" draw:mirror-vertical="false" draw:type="mso-spt202" draw:enhanced-path="M 0 0 L 21600 0 21600 21600 0 21600 0 0 Z N"/></draw:custom-shape><draw:custom-shape text:anchor-type="paragraph" draw:z-index="38" draw:name="Shape12" draw:style-name="gr2" draw:text-style-name="P28" svg:width="0.8169in" svg:height="0.337in" svg:x="4.5354in" svg:y="0.1543in"><text:p text:style-name="P27"><text:span text:style-name="T53">yyyy_</text:span></text:p><draw:enhanced-geometry svg:viewBox="0 0 21600 21600" draw:mirror-horizontal="false" draw:mirror-vertical="false" draw:type="mso-spt202" draw:enhanced-path="M 0 0 L 21600 0 21600 21600 0 21600 0 0 Z N"/></draw:custom-shape><draw:custom-shape text:anchor-type="paragraph" draw:z-index="39" draw:name="Shape13" draw:style-name="gr2" draw:text-style-name="P28" svg:width="0.8169in" svg:height="0.337in" svg:x="5.352in" svg:y="0.1543in"><text:p text:style-name="P27"><text:span text:style-name="T53">mm_</text:span></text:p><draw:enhanced-geometry svg:viewBox="0 0 21600 21600" draw:mirror-horizontal="false" draw:mirror-vertical="false" draw:type="mso-spt202" draw:enhanced-path="M 0 0 L 21600 0 21600 21600 0 21600 0 0 Z N"/></draw:custom-shape><draw:custom-shape text:anchor-type="paragraph" draw:z-index="40" draw:name="Shape14" draw:style-name="gr2" draw:text-style-name="P28" svg:width="1.2268in" svg:height="0.337in" svg:x="4.5354in" svg:y="0.828in"><text:p text:style-name="P27"><text:span text:style-name="T53">add_m</text:span></text:p><draw:enhanced-geometry svg:viewBox="0 0 21600 21600" draw:mirror-horizontal="false" draw:mirror-vertical="false" draw:type="mso-spt202" draw:enhanced-path="M 0 0 L 21600 0 21600 21600 0 21600 0 0 Z N"/></draw:custom-shape><draw:custom-shape text:anchor-type="paragraph" draw:z-index="41" draw:name="Shape15" draw:style-name="gr2" draw:text-style-name="P28" svg:width="1.2268in" svg:height="0.337in" svg:x="5.7618in" svg:y="0.828in"><text:p text:style-name="P27"><text:span text:style-name="T53">add_d</text:span></text:p><draw:enhanced-geometry svg:viewBox="0 0 21600 21600" draw:mirror-horizontal="false" draw:mirror-vertical="false" draw:type="mso-spt202" draw:enhanced-path="M 0 0 L 21600 0 21600 21600 0 21600 0 0 Z N"/></draw:custom-shape><draw:custom-shape text:anchor-type="paragraph" draw:z-index="42" draw:name="Shape16" draw:style-name="gr2" draw:text-style-name="P28" svg:width="0.8169in" svg:height="0.337in" svg:x="6.1689in" svg:y="0.1543in"><text:p text:style-name="P27"><text:span text:style-name="T53">dd_</text:span></text:p><draw:enhanced-geometry svg:viewBox="0 0 21600 21600" draw:mirror-horizontal="false" draw:mirror-vertical="false" draw:type="mso-spt202" draw:enhanced-path="M 0 0 L 21600 0 21600 21600 0 21600 0 0 Z N"/></draw:custom-shape>// main.cpp</text:p>
            <text:p text:style-name="P7"/>
            <text:p text:style-name="P7"><draw:custom-shape text:anchor-type="paragraph" draw:z-index="35" draw:name="Shape17" draw:style-name="gr3" draw:text-style-name="P30" svg:width="0.7823in" svg:height="0.337in" svg:x="3.6752in" svg:y="0.0854in"><text:p text:style-name="P29"><text:span text:style-name="T53">today</text:span></text:p><draw:enhanced-geometry svg:viewBox="0 0 21600 21600" draw:type="mso-spt202" draw:enhanced-path="M 0 0 L 21600 0 21600 21600 0 21600 0 0 Z N"/></draw:custom-shape>#include "Date.h"</text:p>
            <text:p text:style-name="P7"/>
            <text:p text:style-name="P7">int main()</text:p>
            <text:p text:style-name="P7"><draw:line text:anchor-type="paragraph" draw:z-index="33" draw:name="Shape18" draw:style-name="gr1" draw:text-style-name="P26" svg:x1="5.5394in" svg:y1="0.8433in" svg:x2="5.5256in" svg:y2="0.485in"><text:p/></draw:line>{</text:p>
            <text:p text:style-name="P7"><text:s text:c="4"/>Date today, yesterday;</text:p>
            <text:p text:style-name="P7"/>
            <text:p text:style-name="P7"><draw:line text:anchor-type="paragraph" draw:z-index="32" draw:name="Shape19" draw:style-name="gr1" draw:text-style-name="P26" svg:x1="4.5465in" svg:y1="0.4197in" svg:x2="2.5744in" svg:y2="0.0953in"><text:p/></draw:line><text:s text:c="4"/><text:span text:style-name="T9">today.init(2014, 12, 25);</text:span></text:p>
            <text:p text:style-name="P7"><text:s text:c="4"/>today.print();</text:p>
            <text:p text:style-name="P7"/>
            <text:p text:style-name="P7"><text:s text:c="4"/>yesterday.init(2014, 12, 24);</text:p>
            <text:p text:style-name="P7"><text:s text:c="4"/>yesterday.print();</text:p>
            <text:p text:style-name="P7"/>
            <text:p text:style-name="P7"><text:s text:c="4"/>return 0;</text:p>
            <text:p text:style-name="P7">}</text:p>
          </table:table-cell>
        </table:table-row>
      </table:table>
      <text:p text:style-name="Standard"/>
      <text:p text:style-name="Standard">As stated earlier, we put the function prototypes into the <text:span text:style-name="T45">struct</text:span> definition.</text:p>
      <text:p text:style-name="Standard"/>
      <text:p text:style-name="Standard"><text:span text:style-name="T22">Note that in </text:span><text:span text:style-name="T49">Date.cpp</text:span><text:span text:style-name="T22">, we need to put </text:span><text:span text:style-name="T48">Date::</text:span><text:span text:style-name="T22"> in front of the implementation of the member functions. This is because the </text:span><text:span text:style-name="T3">Date</text:span><text:span text:style-name="T22"> <text:s/></text:span><text:span text:style-name="T49">struct</text:span><text:span text:style-name="T22"> creates a scope. Therefore outside the </text:span><text:span text:style-name="T49">struct</text:span><text:span text:style-name="T22">, you need to say “the </text:span><text:span text:style-name="T6">init</text:span><text:span text:style-name="T22"> function </text:span><text:span text:style-name="T51">of </text:span><text:span text:style-name="T47">Date</text:span><text:span text:style-name="T22">”. If you just call it </text:span><text:span text:style-name="T49">init,</text:span><text:span text:style-name="T22"> C++ will think of some </text:span><text:span text:style-name="T6">init</text:span><text:span text:style-name="T22"> function outside the </text:span><text:span text:style-name="T49">Date</text:span><text:span text:style-name="T22"> </text:span><text:span text:style-name="T49">struct</text:span><text:span text:style-name="T22">. This means that C++ actually allows you to do this:</text:span></text:p>
      <table:table table:name="Table12" table:style-name="Table12">
        <table:table-column table:style-name="Table12.A"/>
        <table:table-row table:style-name="TableLine2196028669184">
          <table:table-cell table:style-name="Table12.A1" office:value-type="string">
            <text:p text:style-name="P5">// Date.h</text:p>
            <text:p text:style-name="P5"/>
            <text:p text:style-name="P5">...</text:p>
            <text:p text:style-name="P5"/>
            <text:p text:style-name="P5">struct Date</text:p>
            <text:p text:style-name="P5">{</text:p>
            <text:p text:style-name="P5"><text:s text:c="4"/>...</text:p>
            <text:p text:style-name="P5"><text:s text:c="4"/>void init(int, int, int);</text:p>
            <text:p text:style-name="P5"><text:s text:c="4"/>...</text:p>
            <text:p text:style-name="P5">};</text:p>
            <text:p text:style-name="P5"/>
            <text:p text:style-name="P5">void init(int, int, int);</text:p>
            <text:p text:style-name="P5"><text:soft-page-break/></text:p>
            <text:p text:style-name="P5">#endif</text:p>
          </table:table-cell>
        </table:table-row>
      </table:table>
      <text:p text:style-name="Standard"/>
      <text:p text:style-name="Standard">In the code, you can see the concept of “variable calls a function”. For instance, you see <text:span text:style-name="T45">today.init(2014, 12, 25)</text:span>. </text:p>
      <text:p text:style-name="Standard"/>
      <text:p text:style-name="Standard">In the implementation of <text:span text:style-name="T2">Date::init</text:span><text:span text:style-name="T39">, you see </text:span><text:span text:style-name="T2">yyyy_</text:span><text:span text:style-name="T52">, </text:span><text:span text:style-name="T2">mm_</text:span><text:span text:style-name="T52">, and </text:span><text:span text:style-name="T2">dd_</text:span><text:span text:style-name="T39">. Which </text:span><text:span text:style-name="T2">yyyy_</text:span><text:span text:style-name="T39"> are we talking about? There's the </text:span><text:span text:style-name="T2">yyyy_</text:span><text:span text:style-name="T39"> of </text:span><text:span text:style-name="T2">today</text:span><text:span text:style-name="T39"> and the </text:span><text:span text:style-name="T2">yyyy_</text:span><text:span text:style-name="T39"> of </text:span><text:span text:style-name="T2">yesterday</text:span><text:span text:style-name="T39">!!! Well, in the body of </text:span><text:span text:style-name="T2">Date::init</text:span><text:span text:style-name="T39">, </text:span></text:p>
      <text:p text:style-name="Standard"/>
      <text:p text:style-name="Standard"><text:tab/><text:span text:style-name="T1">yyyy_</text:span><text:tab/> refers to <text:span text:style-name="T1">yyyy_</text:span> of the variable calling <text:span text:style-name="T2">init()</text:span></text:p>
      <text:p text:style-name="Standard"><text:tab/><text:span text:style-name="T1">mm_</text:span><text:tab/> refers to <text:span text:style-name="T1">mm_</text:span> of the variable calling <text:span text:style-name="T2">init()</text:span></text:p>
      <text:p text:style-name="Standard"><text:tab/><text:span text:style-name="T1">dd_</text:span><text:tab/> refers to <text:span text:style-name="T1">dd_</text:span> of the variable calling <text:span text:style-name="T2">init()</text:span></text:p>
      <text:p text:style-name="Standard"/>
      <text:p text:style-name="Standard"/>
      <table:table table:name="Table10" table:style-name="Table10">
        <table:table-column table:style-name="Table10.A"/>
        <table:table-row table:style-name="TableLine2196028674896">
          <table:table-cell table:style-name="Table10.A1" office:value-type="string">
            <text:p text:style-name="P8"><draw:line text:anchor-type="paragraph" draw:z-index="45" draw:name="Shape20" draw:style-name="gr1" draw:text-style-name="P26" svg:x1="5.7201in" svg:y1="1.0453in" svg:x2="5.7201in" svg:y2="1.5161in"><text:p/></draw:line><draw:custom-shape text:anchor-type="paragraph" draw:z-index="6" draw:name="Shape21" draw:style-name="gr5" draw:text-style-name="P28" svg:width="3.1622in" svg:height="1.037in" svg:x="4.5118in" svg:y="0.0366in"><text:p text:style-name="P27"><text:span text:style-name="T56">While executing</text:span><text:span text:style-name="T57"> </text:span><text:span text:style-name="T53">today.init(2014, 12, 25)</text:span><text:span text:style-name="T56">, <text:s/>the</text:span><text:span text:style-name="T57"> </text:span><text:span text:style-name="T53">yyyy_</text:span><text:span text:style-name="T57"> </text:span><text:span text:style-name="T56">refers to the</text:span><text:span text:style-name="T57"> </text:span><text:span text:style-name="T53">yyyy_</text:span><text:span text:style-name="T56"> of </text:span><text:span text:style-name="T53">today</text:span><text:span text:style-name="T56"> …</text:span></text:p><draw:enhanced-geometry svg:viewBox="0 0 21600 21600" draw:type="mso-spt202" draw:enhanced-path="M 0 0 L 21600 0 21600 21600 0 21600 0 0 Z N"/></draw:custom-shape>...</text:p>
            <text:p text:style-name="P8"/>
            <text:p text:style-name="P8">int main()</text:p>
            <text:p text:style-name="P8"><draw:line text:anchor-type="paragraph" draw:z-index="43" draw:name="Shape22" draw:style-name="gr1" draw:text-style-name="P26" svg:x1="4.578in" svg:y1="0.0083in" svg:x2="3.2618in" svg:y2="0.4874in"><text:p/></draw:line>{</text:p>
            <text:p text:style-name="P8"><text:s text:c="4"/>...</text:p>
            <text:p text:style-name="P8"/>
            <text:p text:style-name="P8"><text:s text:c="4"/><text:span text:style-name="T19">today.init(2014, 12, 25);</text:span></text:p>
            <text:p text:style-name="P8"/>
            <text:p text:style-name="P8"><text:s text:c="4"/>...</text:p>
          </table:table-cell>
        </table:table-row>
      </table:table>
      <text:p text:style-name="Standard"/>
      <text:p text:style-name="Standard"><draw:custom-shape text:anchor-type="paragraph" draw:z-index="7" draw:name="Shape23" draw:style-name="gr10" draw:text-style-name="P34" svg:width="3.6177in" svg:height="1.1705in" svg:x="3.8626in" svg:y="0.0008in"><text:p text:style-name="P29"><text:span text:style-name="T59">void Date::init(int yyyy, int mm, int dd)</text:span></text:p><text:p text:style-name="P29"><text:span text:style-name="T59">{ </text:span></text:p><text:p><text:span text:style-name="T59"><text:s text:c="2"/></text:span><text:span text:style-name="T61">yyyy</text:span><text:span text:style-name="T62">_</text:span><text:span text:style-name="T59"> = y0; </text:span></text:p><text:p text:style-name="P29"><text:span text:style-name="T59"><text:s text:c="2"/></text:span><text:span text:style-name="T59">mm_ = m0; </text:span></text:p><text:p text:style-name="P29"><text:span text:style-name="T59"><text:s text:c="2"/></text:span><text:span text:style-name="T59">dd_ = y0;</text:span></text:p><text:p text:style-name="P29"><text:span text:style-name="T59">}</text:span></text:p><draw:enhanced-geometry svg:viewBox="0 0 21600 21600" draw:mirror-horizontal="false" draw:mirror-vertical="false"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line text:anchor-type="paragraph" draw:z-index="46" draw:name="Shape24" draw:style-name="gr1" draw:text-style-name="P26" svg:x1="5.5256in" svg:y1="0.3539in" svg:x2="5.5118in" svg:y2="0.1319in"><text:p/></draw:line></text:p>
      <text:p text:style-name="Standard"><draw:custom-shape text:anchor-type="paragraph" draw:z-index="30" draw:name="Shape25" draw:style-name="gr5" draw:text-style-name="P28" svg:width="3.1622in" svg:height="1.037in" svg:x="4.55in" svg:y="0.1457in"><text:p text:style-name="P27"><text:span text:style-name="T56">While executing</text:span><text:span text:style-name="T57"> </text:span><text:span text:style-name="T53">yesterday.init(2014, 12, 24)</text:span><text:span text:style-name="T56">, <text:s/>the</text:span><text:span text:style-name="T57"> </text:span><text:span text:style-name="T53">yyyy_</text:span><text:span text:style-name="T57"> </text:span><text:span text:style-name="T56">refers to the</text:span><text:span text:style-name="T57"> </text:span><text:span text:style-name="T53">yyyy_</text:span><text:span text:style-name="T56"> of </text:span><text:span text:style-name="T53">yesterday</text:span><text:span text:style-name="T56"> …</text:span></text:p><draw:enhanced-geometry svg:viewBox="0 0 21600 21600" draw:mirror-horizontal="false" draw:mirror-vertical="false" draw:type="mso-spt202" draw:enhanced-path="M 0 0 L 21600 0 21600 21600 0 21600 0 0 Z N"/></draw:custom-shape></text:p>
      <table:table table:name="Table11" table:style-name="Table11">
        <table:table-column table:style-name="Table11.A"/>
        <table:table-row table:style-name="TableLine2196030782496">
          <table:table-cell table:style-name="Table11.A1" office:value-type="string">
            <text:p text:style-name="P9">...</text:p>
            <text:p text:style-name="P9"/>
            <text:p text:style-name="P9"><draw:line text:anchor-type="paragraph" draw:z-index="44" draw:name="Shape26" draw:style-name="gr1" draw:text-style-name="P26" svg:x1="4.5949in" svg:y1="0.0929in" svg:x2="3.6228in" svg:y2="0.6067in"><text:p/></draw:line>int main()</text:p>
            <text:p text:style-name="P9">{</text:p>
            <text:p text:style-name="P9"><text:s text:c="4"/>...</text:p>
            <text:p text:style-name="P9"/>
            <text:p text:style-name="P9"><text:s text:c="4"/><text:span text:style-name="T19">yesterday.init(2014, 12, 24);</text:span></text:p>
            <text:p text:style-name="P9"/>
            <text:p text:style-name="P9"><text:s text:c="4"/>...</text:p>
          </table:table-cell>
        </table:table-row>
      </table:table>
      <text:p text:style-name="Standard"/>
      <text:p text:style-name="Standard">Note that</text:p>
      <text:list xml:id="list3526977737" text:style-name="L4">
        <text:list-item>
          <text:p text:style-name="P20"><text:span text:style-name="T14">functions are part of </text:span><text:span text:style-name="T16">Date</text:span></text:p>
        </text:list-item>
        <text:list-item>
          <text:p text:style-name="P20"><text:span text:style-name="T16">Date</text:span><text:span text:style-name="T14"> variables can invoke </text:span><text:span text:style-name="T16">Date</text:span><text:span text:style-name="T14"> member functions</text:span></text:p>
        </text:list-item>
        <text:list-item>
          <text:p text:style-name="P20">Member functions “know” which variables invoked them and which <text:span text:style-name="T1">yyyy_</text:span>, <text:span text:style-name="T1">mm_</text:span>, <text:span text:style-name="T1">dd_</text:span> they should work with. <text:s/></text:p>
        </text:list-item>
        <text:list-item>
          <text:p text:style-name="P20"><text:span text:style-name="T15">For instance, </text:span><text:span text:style-name="T16">today.mm_</text:span><text:span text:style-name="T14"> : Refers to the member variable </text:span><text:span text:style-name="T16">mm_</text:span><text:span text:style-name="T14"> in </text:span><text:span text:style-name="T16">today</text:span></text:p>
        </text:list-item>
        <text:list-item>
          <text:p text:style-name="P20"><text:soft-page-break/><text:span text:style-name="T15">For instance, </text:span><text:span text:style-name="T16">today.print()</text:span><text:span text:style-name="T14"> : Calls/invokes the </text:span><text:span text:style-name="T16">print()</text:span><text:span text:style-name="T15"> </text:span><text:span text:style-name="T14"><text:s/>member function of </text:span><text:span text:style-name="T16">today</text:span><text:span text:style-name="T15"> and while executing the function, </text:span><text:span text:style-name="T16">yyyy_</text:span><text:span text:style-name="T15"> refers to the </text:span><text:span text:style-name="T16">yyyy_</text:span><text:span text:style-name="T15"> of </text:span><text:span text:style-name="T16">today.</text:span></text:p>
        </text:list-item>
      </text:list>
      <text:p text:style-name="Standard"/>
      <text:p text:style-name="Standard"/>
      <text:p text:style-name="Standard">Make sure you see the differences between <text:s/>version 1 and 2!!!</text:p>
      <text:p text:style-name="Standard"/>
      <text:p text:style-name="Standard"/>
      <text:p text:style-name="Standard"><text:span text:style-name="T9">Exercise.</text:span> <text:s/>Write a <text:span text:style-name="T1">struct</text:span> <text:span text:style-name="T1">Robot</text:span> with the following members:</text:p>
      <text:list xml:id="list1586096642" text:style-name="L5">
        <text:list-item>
          <text:p text:style-name="P21"><text:span text:style-name="T1">int x</text:span>: the x-coordinate of the position</text:p>
        </text:list-item>
        <text:list-item>
          <text:p text:style-name="P21"><text:span text:style-name="T1">int y</text:span>: the y-coordinate of the position</text:p>
        </text:list-item>
        <text:list-item>
          <text:p text:style-name="P21"><text:span text:style-name="T1">void init(int a, int b)</text:span>: sets the <text:span text:style-name="T1">x</text:span>, <text:span text:style-name="T1">y</text:span> values to <text:span text:style-name="T1">a</text:span>, <text:span text:style-name="T1">b</text:span> <text:s/>respectively</text:p>
        </text:list-item>
        <text:list-item>
          <text:p text:style-name="P21"><text:span text:style-name="T1">void print()</text:span>: prints the <text:span text:style-name="T1">x</text:span>, <text:span text:style-name="T1">y</text:span> values</text:p>
        </text:list-item>
        <text:list-item>
          <text:p text:style-name="P21"><text:span text:style-name="T1">void moveLeft(int steps)</text:span>: sets <text:span text:style-name="T1">x</text:span> to <text:span text:style-name="T1">x – steps</text:span></text:p>
        </text:list-item>
        <text:list-item>
          <text:p text:style-name="P21"><text:span text:style-name="T1">void moveRight(int steps)</text:span>: sets <text:span text:style-name="T1">x</text:span> to <text:span text:style-name="T1">x + steps</text:span></text:p>
        </text:list-item>
        <text:list-item>
          <text:p text:style-name="P21"><text:span text:style-name="T1">void moveUp(int steps)</text:span>: sets <text:span text:style-name="T1">y</text:span> to <text:span text:style-name="T1">y + steps</text:span></text:p>
        </text:list-item>
        <text:list-item>
          <text:p text:style-name="P21"><text:span text:style-name="T1">void moveDown(int steps)</text:span>: sets <text:span text:style-name="T1">y</text:span> to <text:span text:style-name="T1">y – steps</text:span></text:p>
          <text:p text:style-name="P21"/>
          <text:p text:style-name="P25">Write a program to test your <text:span text:style-name="T1">Robot</text:span> structure:</text:p>
        </text:list-item>
        <text:list-item>
          <text:p text:style-name="P21">Declare and initialize <text:span text:style-name="T1">c3p0</text:span> of <text:span text:style-name="T1">Robot</text:span> type to <text:span text:style-name="T1">{5, 5}</text:span></text:p>
        </text:list-item>
        <text:list-item>
          <text:p text:style-name="P21">Call <text:span text:style-name="T1">c3p0.print()</text:span></text:p>
        </text:list-item>
        <text:list-item>
          <text:p text:style-name="P21">Call <text:span text:style-name="T1">c3p0.moveLeft(2)</text:span></text:p>
        </text:list-item>
        <text:list-item>
          <text:p text:style-name="P21">Call <text:span text:style-name="T1">c3p0.print()</text:span></text:p>
        </text:list-item>
        <text:list-item>
          <text:p text:style-name="P21">Call <text:span text:style-name="T1">c3p0.moveRight(3)</text:span></text:p>
        </text:list-item>
        <text:list-item>
          <text:p text:style-name="P21">Call <text:span text:style-name="T1">c3p0.print()</text:span></text:p>
        </text:list-item>
        <text:list-item>
          <text:p text:style-name="P21">Call <text:span text:style-name="T1">c3p0.moveUp(-4)</text:span></text:p>
        </text:list-item>
        <text:list-item>
          <text:p text:style-name="P21">Call <text:span text:style-name="T1">c3p0.print()</text:span></text:p>
        </text:list-item>
        <text:list-item>
          <text:p text:style-name="P21">Call <text:span text:style-name="T1">c3p0.moveDown(5)</text:span></text:p>
        </text:list-item>
        <text:list-item>
          <text:p text:style-name="P21">Call <text:span text:style-name="T1">c3p0.print()</text:span></text:p>
          <text:p text:style-name="P21"/>
        </text:list-item>
      </text:list>
      <text:p text:style-name="Standard"/>
      <text:p text:style-name="Standard">In the above exercise, you will have statements such as </text:p>
      <text:p text:style-name="Standard"/>
      <text:p text:style-name="Standard"><text:tab/><text:span text:style-name="T1">c3p0.moveRight(3);</text:span></text:p>
      <text:p text:style-name="Standard"/>
      <text:p text:style-name="Standard">You can and <text:span text:style-name="T19">should</text:span><text:span text:style-name="T36"> </text:span>think of the <text:span text:style-name="T1">Robot</text:span> variable <text:span text:style-name="T1">c3p0</text:span> as having the <text:span text:style-name="T19">ability</text:span> to <text:span text:style-name="T1">moveRight</text:span> by 3 on its own. In other words, you want to think of the <text:span text:style-name="T1">Robot</text:span> as having some <text:span text:style-name="T19">autonomous ability</text:span> to perform the <text:span text:style-name="T1">moveRight</text:span> operation. That is one very important philosophy behind packaging functions into a <text:span text:style-name="T1">struct</text:span> so that they become members (i.e. member functions) as the <text:span text:style-name="T1">struct</text:span> variable. In fact, historically, the earliest example of a programming language that allows this is from the MIT AI lab in the late 50s.</text:p>
      <text:p text:style-name="Standard"/>
      <text:p text:style-name="Standard">This is very different from say if you do</text:p>
      <text:p text:style-name="Standard"/>
      <text:p text:style-name="Standard"><text:tab/><text:span text:style-name="T1">Robot_moveRight(c3p0, 3);</text:span></text:p>
      <text:p text:style-name="Standard"/>
      <text:p text:style-name="Standard">Written this way, it reads more like <text:span text:style-name="T19">your</text:span> program is <text:span text:style-name="T19">controlling</text:span> <text:soft-page-break/>the <text:span text:style-name="T1">Robot c3p0 </text:span>and making him/her/it move. </text:p>
      <text:p text:style-name="Standard"/>
      <text:p text:style-name="Standard"><text:span text:style-name="T23">For complex software engineering, we want to analyze and develop software not by focusing on data and functions separately, but rather by focusing on data </text:span><text:span text:style-name="T33">with</text:span><text:span text:style-name="T32"> </text:span><text:span text:style-name="T23">their functions. </text:span>This is achieved in version 2 above. For instance, look at</text:p>
      <text:p text:style-name="Standard"/>
      <text:p text:style-name="Standard"><text:tab/><text:tab/><text:span text:style-name="T2">today.init(12, 25, 2003);</text:span></text:p>
      <text:p text:style-name="Standard"/>
      <text:p text:style-name="Standard">You think of the<text:span text:style-name="T2"> init() </text:span>function as being part of <text:span text:style-name="T2">today</text:span><text:span text:style-name="T39">, </text:span>just like you have <text:span text:style-name="T2">today.mm_</text:span>, <text:span text:style-name="T2">today.dd_</text:span>, <text:span text:style-name="T2">today.yyyy_ </text:span><text:span text:style-name="T52">etc.</text:span></text:p>
      <text:p text:style-name="Standard"/>
      <text:p text:style-name="Standard">In fact, to emphasize again that <text:span text:style-name="T1">today</text:span> has the autonomous ability to execute <text:span text:style-name="T1">init()</text:span>, I will frequently say: </text:p>
      <text:p text:style-name="Standard"/>
      <text:p text:style-name="Standard"><text:span text:style-name="T2"><text:tab/></text:span><text:span text:style-name="T4">today </text:span><text:span text:style-name="T19">invokes </text:span><text:span text:style-name="T4">init()</text:span></text:p>
      <text:p text:style-name="Standard"/>
      <text:p text:style-name="Standard">and not “your program invokes the <text:span text:style-name="T1">init()</text:span> of <text:span text:style-name="T1">today</text:span>”.</text:p>
      <text:p text:style-name="Standard"/>
      <text:p text:style-name="Standard"/>
      <text:p text:style-name="Standard"><text:span text:style-name="T24">Exercise. </text:span><text:span text:style-name="T23">Add the following member function in the header file of your </text:span><text:span text:style-name="T25">Date</text:span><text:span text:style-name="T23">:</text:span></text:p>
      <table:table table:name="Table13" table:style-name="Table13">
        <table:table-column table:style-name="Table13.A"/>
        <table:table-row table:style-name="TableLine2196030780864">
          <table:table-cell table:style-name="Table13.A1" office:value-type="string">
            <text:p text:style-name="P8">// Date.h</text:p>
            <text:p text:style-name="P8"/>
            <text:p text:style-name="P8">struct Date</text:p>
            <text:p text:style-name="P8">{</text:p>
            <text:p text:style-name="P8"><text:s text:c="4"/>int yyyy_, mm_, dd_;</text:p>
            <text:p text:style-name="P8"><text:s text:c="4"/>...</text:p>
            <text:p text:style-name="P8"><text:s text:c="4"/>void add_m_d(int, int); </text:p>
            <text:p text:style-name="P8">};</text:p>
          </table:table-cell>
        </table:table-row>
      </table:table>
      <text:p text:style-name="Standard"/>
      <text:p text:style-name="Standard">And of course in your <text:span text:style-name="T1">Date.cpp</text:span>, you have:</text:p>
      <table:table table:name="Table14" table:style-name="Table14">
        <table:table-column table:style-name="Table14.A"/>
        <table:table-row table:style-name="TableLine2196030781408">
          <table:table-cell table:style-name="Table14.A1" office:value-type="string">
            <text:p text:style-name="P8">// Date.cpp</text:p>
            <text:p text:style-name="P8"/>
            <text:p text:style-name="P8">#include "Date.h"</text:p>
            <text:p text:style-name="P8"/>
            <text:p text:style-name="P8">...</text:p>
            <text:p text:style-name="P8"/>
            <text:p text:style-name="P8">void Date::add_m_d(int inc_mm, int inc_dd) </text:p>
            <text:p text:style-name="P8">{ </text:p>
            <text:p text:style-name="P8"><text:s text:c="4"/>mm_ += inc_mm;</text:p>
            <text:p text:style-name="P8"><text:s text:c="4"/>dd_ += inc_dd;</text:p>
            <text:p text:style-name="P8">}</text:p>
          </table:table-cell>
        </table:table-row>
      </table:table>
      <text:p text:style-name="Standard"/>
      <text:p text:style-name="Standard">Now … and here's the point of this exercise … instead of writing code to directly modify the member variables, use member functions instead because you already have member functions to increment the <text:span text:style-name="T1">mm_</text:span> and the <text:span text:style-name="T1">dd_</text:span><text:span text:style-name="T50"> member variables</text:span>. In other words, <text:span text:style-name="T1">Date</text:span> variables can call their member functions and in a member function, you can call another member function.</text:p>
      <text:p text:style-name="Standard"/>
      <text:p text:style-name="Standard"/>
      <text:p text:style-name="Standard"><text:soft-page-break/><text:span text:style-name="T9">Exercise.</text:span> Check your <text:span text:style-name="T1">add_y</text:span>, <text:span text:style-name="T1">add_m</text:span>, <text:span text:style-name="T1">add_d</text:span> functions and verify that the <text:span text:style-name="T1">Date</text:span> variable is correct after the increments. For instance if the month is greater than 12, what must you do? Also, assuming a <text:span text:style-name="T1">Date</text:span> is correct, after calling add_d, what must you do if the dd_ is greater than 40? Did you check the number of days for February for leap years and non-leap years?</text:p>
      <text:p text:style-name="Standard"/>
      <text:p text:style-name="Standard"/>
      <text:p text:style-name="Standard"><text:span text:style-name="T9">Exercise. </text:span><text:span text:style-name="T37">Now implement the following function that allows you to increment the </text:span><text:span text:style-name="T7">yyyy_</text:span><text:span text:style-name="T37">, </text:span><text:span text:style-name="T7">mm_</text:span><text:span text:style-name="T37">, </text:span><text:span text:style-name="T7">dd_</text:span><text:span text:style-name="T37"> members by 3 integer values passed into the following function:</text:span></text:p>
      <table:table table:name="Table15" table:style-name="Table15">
        <table:table-column table:style-name="Table15.A"/>
        <table:table-row table:style-name="TableLine2196030789840">
          <table:table-cell table:style-name="Table15.A1" office:value-type="string">
            <text:p text:style-name="P8">// Date.h</text:p>
            <text:p text:style-name="P8"/>
            <text:p text:style-name="P8">struct Date</text:p>
            <text:p text:style-name="P8">{</text:p>
            <text:p text:style-name="P8"><text:s text:c="4"/>int yyyy_, mm_, dd_;</text:p>
            <text:p text:style-name="P8"><text:s text:c="4"/>...</text:p>
            <text:p text:style-name="P8"><text:s text:c="4"/>void add_y_m_d(int, int, int); </text:p>
            <text:p text:style-name="P8">};</text:p>
          </table:table-cell>
        </table:table-row>
      </table:table>
      <text:p text:style-name="Standard"/>
      <text:p text:style-name="Standard"/>
      <text:p text:style-name="Standard"><text:span text:style-name="T9">Exercise.</text:span><text:span text:style-name="T37"> The above passes in 3 integer values to be used for incrementing the </text:span><text:span text:style-name="T7">yyyy_</text:span><text:span text:style-name="T37">, </text:span><text:span text:style-name="T7">mm_</text:span><text:span text:style-name="T37">, </text:span><text:span text:style-name="T7">dd_</text:span><text:span text:style-name="T37"> member values of the </text:span><text:span text:style-name="T7">struct</text:span><text:span text:style-name="T37"> variable invoking the function. Well … a </text:span><text:span text:style-name="T7">Date</text:span><text:span text:style-name="T37"> variable already contains 3 values, the </text:span><text:span text:style-name="T7">yyyy_</text:span><text:span text:style-name="T37">, </text:span><text:span text:style-name="T7">mm_</text:span><text:span text:style-name="T37">, and </text:span><text:span text:style-name="T7">dd_</text:span><text:span text:style-name="T37">. So why not pass in a </text:span><text:span text:style-name="T7">Date</text:span><text:span text:style-name="T37"> value instead? Now implement the following function that allows you to increment the </text:span><text:span text:style-name="T7">yyyy_</text:span><text:span text:style-name="T37">, </text:span><text:span text:style-name="T7">mm_</text:span><text:span text:style-name="T37">, </text:span><text:span text:style-name="T7">dd_</text:span><text:span text:style-name="T37"> members by a </text:span><text:span text:style-name="T7">Date</text:span><text:span text:style-name="T37"> value passed into the following function:</text:span></text:p>
      <table:table table:name="Table16" table:style-name="Table16">
        <table:table-column table:style-name="Table16.A"/>
        <table:table-row table:style-name="TableLine2196030792832">
          <table:table-cell table:style-name="Table16.A1" office:value-type="string">
            <text:p text:style-name="P8">// Date.h</text:p>
            <text:p text:style-name="P8"/>
            <text:p text:style-name="P8">struct Date</text:p>
            <text:p text:style-name="P8">{</text:p>
            <text:p text:style-name="P8"><text:s text:c="4"/>int yyyy_, mm_, dd_;</text:p>
            <text:p text:style-name="P8"><text:s text:c="4"/>...</text:p>
            <text:p text:style-name="P8"><text:s text:c="4"/>void add_date(const Date &amp; d);</text:p>
            <text:p text:style-name="P8">};</text:p>
          </table:table-cell>
        </table:table-row>
      </table:table>
      <text:p text:style-name="Standard"/>
      <text:p text:style-name="Standard"/>
      <text:p text:style-name="Standard"><text:span text:style-name="T24">Exercise.</text:span><text:span text:style-name="T23"> </text:span>Create a function in <text:span text:style-name="T1">Robot</text:span> called <text:span text:style-name="T1">moveLeftUp()</text:span> that calls <text:span text:style-name="T1">moveLeft()</text:span> and <text:span text:style-name="T1">moveUp()</text:span>. Test!!!</text:p>
      <text:p text:style-name="Standard"/>
      <text:p text:style-name="Standard"/>
      <text:p text:style-name="Standard"/>
      <text:p text:style-name="P15">Structured vs OO</text:p>
      <text:p text:style-name="Standard"/>
      <text:p text:style-name="Standard">We don't have classes and objects yet (what are they anyway?) <text:s/>But even with what we have done so far, we can ask ...</text:p>
      <text:p text:style-name="Standard"/>
      <text:p text:style-name="Standard">Why? Why are we writing code this way. </text:p>
      <text:p text:style-name="Standard"/>
      <text:p text:style-name="Standard">The main reason is to control complexity …</text:p>
      <text:p text:style-name="Standard"/>
      <text:p text:style-name="Standard">Structured programming focuses on functions. You start with a goal/task (big function) and subdivide task into simpler subtask (simpler functions). </text:p>
      <text:p text:style-name="Standard">Data is passed between functions. Structured programming and structured analysis tend to separate the computational task and the data involved.</text:p>
      <text:p text:style-name="Standard"/>
      <text:p text:style-name="Standard">OOP and OO analysis tend to focus on both data and functions together at the same time. At a higher level of design and engineering, we think of OO analysis and design as finding objects and their responsibilities (functions), i.e., what the objects do. So in the discipline of OO analysis and design, we tend to think of and find high level concepts and analyze what the variable (i.e., the objects) associated with that high level concept should be be capable of doing.</text:p>
      <text:p text:style-name="Standard"/>
      <text:p text:style-name="Standard">Let me give you an example. </text:p>
      <text:p text:style-name="Standard"/>
      <text:p text:style-name="Standard">Suppose I work for a bank and I need to print a daily report of all the transactions (deposit to an account, withdrawal from an account, closing of an account, opening of an account, changing the address of the customer, etc.) </text:p>
      <text:p text:style-name="Standard"/>
      <text:p text:style-name="Standard">Structured thinking means this: I want to print a report. To do that, I need to read the database for all transaction. For each transaction, there's an transaction ID, the customer ID, a transaction type, etc. Now for each customer ID, I will read the customer file, look for the matching customer ID, read his firstname and lastname, etc. Next, for this transaction, I have to look up the meaning of the transaction from the transaction type (for instance say 1 means open account, 2 means close account, 3 means deposit, etc.) I get the description of the transaction ID from some file, so if the transaction is 1, the description for this entry is “Open Account”, “Close Account”, etc. This style of thinking is called structured analysis and design. And the type of code you write to reflect this way of thinking tends to have a certain look – structured programming code.</text:p>
      <text:p text:style-name="Standard"/>
      <text:p text:style-name="Standard">The object-oriented way is different. You want to think of a report as being made up of transaction objects. Each transaction object of course has some type and some description (“Open Account”, “Close Account”, etc.), but the main program will not get the transaction description. Rather for each transaction, you will probably call</text:p>
      <text:p text:style-name="Standard"/>
      <text:p text:style-name="Standard"><text:tab/><text:span text:style-name="T1">transaction.getDescription()</text:span></text:p>
      <text:p text:style-name="Standard"/>
      <text:p text:style-name="Standard">in other words, each transaction object has the ability to provide useful computations. You think of “telling the transaction to do its work on its <text:soft-page-break/>own” and you wait for the description to be returned (probably a string). Also, each transaction knows (on its own) that it's a transaction for a particular customer. So to know more about the customer, you would ask transaction to tell you who is the customer:</text:p>
      <text:p text:style-name="Standard"/>
      <text:p text:style-name="Standard"><text:tab/><text:span text:style-name="T1">Customer customer = transaction.getCustomer();</text:span></text:p>
      <text:p text:style-name="Standard"/>
      <text:p text:style-name="Standard">And with this customer object now available, you ask the customer to give you his/her first and last name (probably string) say for printing:</text:p>
      <text:p text:style-name="Standard"/>
      <text:p text:style-name="P8"><text:tab/>std::cout &lt;&lt; customer.getLastName() &lt;&lt; “, “</text:p>
      <text:p text:style-name="P8"><text:tab/> <text:s text:c="9"/>&lt;&lt; <text:s/>customer.getFirstName() </text:p>
      <text:p text:style-name="P8"><text:tab/> <text:s text:c="9"/>&lt;&lt; …</text:p>
      <text:p text:style-name="Standard"/>
      <text:p text:style-name="Standard">So as you can see, the style of thinking (the OO analysis and design) will give rise to very different code:</text:p>
      <text:p text:style-name="Standard"/>
      <text:p text:style-name="Standard"><text:tab/>for each transaction in today's collection of transactions:</text:p>
      <text:p text:style-name="Standard"><text:tab/> <text:s text:c="3"/>I ask the transaction for the transaction description and print it. </text:p>
      <text:p text:style-name="Standard"><text:tab/> <text:s text:c="3"/>I then ask the transaction for the time when it was created and <text:tab/> <text:s text:c="3"/>print the date and time.</text:p>
      <text:p text:style-name="Standard"><text:tab/> <text:s text:c="3"/>I then ask the transaction for firstname and lastname of the <text:tab/> <text:s text:c="2"/><text:tab/> <text:s text:c="3"/>customer responsible for this transaction this will result in the <text:s text:c="24"/><text:tab/> <text:s text:c="3"/>transaction asking the cusomter involved for his/her firstname <text:tab/> <text:s text:c="3"/>and lastname. The customer gives his/her firstname and <text:tab/> <text:s text:c="2"/><text:tab/> <text:s text:c="3"/>lastname to the transaction and the transaction passes the <text:tab/><text:tab/> <text:s text:c="3"/>firstname and lastname back to me.</text:p>
      <text:p text:style-name="Standard"/>
      <text:p text:style-name="Standard">Note that when I ask a transaction for the firstname and lastname of the customer, the transaction talks to the customer (object) and asks the customer to provide his/her first and last name. When an object needs to perform some computation it will either do it himself/herself or will talk to some other object to do the work. </text:p>
      <text:p text:style-name="Standard"/>
      <text:p text:style-name="Standard">You don't need to know the full picture of structured thinking and OO thinking. The above is to give you a quick overview of the different philosophy between the two.</text:p>
      <text:p text:style-name="Standard"/>
      <text:p text:style-name="Standard">The goal in this course is to teach you the basics of OO syntax and the language features. You will NOT be able to engineer beautiful and well constructed OO systems immediately. In fact it takes a very long time to be an expert in either the structured or the object-oriented style of analyzing and designing systems. Right now, my goal is to give you the basic syntax and language features of an OO language. It will take many years before you will become a true OO guru because the road is challenging, tough, and is just extreme fun. (Which, frankly speaking, is a good thing – if OO is something you can learn in 1-2 years, you wouldn't expect it to be fun or worth much, would you?)</text:p>
      <text:p text:style-name="Standard"/>
      <text:p text:style-name="P15">Information Hiding and Encapsulation</text:p>
      <text:p text:style-name="Standard"/>
      <text:p text:style-name="Standard">We also want to control another type of complexity.</text:p>
      <text:p text:style-name="Standard"/>
      <text:p text:style-name="Standard">There are many ways to implement a <text:span text:style-name="T1">struct</text:span> and the member functions. Outsiders using the <text:span text:style-name="T1">struct</text:span> should not have access to its member variables.</text:p>
      <text:p text:style-name="Standard"/>
      <text:p text:style-name="Standard">In fact outsiders should <text:span text:style-name="T19">not</text:span> even know how things are implemented in the <text:span text:style-name="T1">struct</text:span>. For instance, in the <text:span text:style-name="T1">Date</text:span> <text:span text:style-name="T1">struct</text:span>, you implemented the member variables with three integer variables names <text:span text:style-name="T1">yyyy_</text:span>, <text:span text:style-name="T1">mm_</text:span>, <text:span text:style-name="T1">dd_</text:span>.</text:p>
      <text:p text:style-name="Standard"><text:line-break/><text:span text:style-name="T19">Information hiding</text:span> refers to hiding implementation details from users of your struct library which can very well change in the future. </text:p>
      <text:p text:style-name="Standard"/>
      <text:p text:style-name="Standard">Look at the struct definition:</text:p>
      <table:table table:name="Table17" table:style-name="Table17">
        <table:table-column table:style-name="Table17.A"/>
        <table:table-row table:style-name="TableLine2196030787120">
          <table:table-cell table:style-name="Table17.A1" office:value-type="string">
            <text:p text:style-name="P8">// Date.h</text:p>
            <text:p text:style-name="P8"/>
            <text:p text:style-name="P8">...</text:p>
            <text:p text:style-name="P8"/>
            <text:p text:style-name="P8">struct Date</text:p>
            <text:p text:style-name="P8">{</text:p>
            <text:p text:style-name="P11"><text:s text:c="4"/>int yyyy_, mm_, dd_;</text:p>
            <text:p text:style-name="P11"><text:s text:c="4"/>void init(int, int, int);</text:p>
            <text:p text:style-name="P11"><text:s text:c="4"/>void print();</text:p>
            <text:p text:style-name="P11"><text:s text:c="4"/>void add_y(int);</text:p>
            <text:p text:style-name="P11"><text:s text:c="4"/>void add_m(int);</text:p>
            <text:p text:style-name="P11"><text:s text:c="4"/>void add_d(int);</text:p>
            <text:p text:style-name="P8">};</text:p>
            <text:p text:style-name="P8"/>
            <text:p text:style-name="P8">...</text:p>
          </table:table-cell>
        </table:table-row>
      </table:table>
      <text:p text:style-name="Standard"/>
      <text:p text:style-name="Standard">With complete documentation of the member functions, we can use the Date type without actually knowing the implementation of the data member variables or the member functions.</text:p>
      <text:p text:style-name="Standard"/>
      <text:p text:style-name="Standard">If someone wants to use your Date library in a different way, he/she just has to submit a feature request to you. For instance suppose he/she wants to have a print member function that prints with a '-' separating the year, month, and day instead of a '/'. You can just add a new print member function:</text:p>
      <table:table table:name="Table18" table:style-name="Table18">
        <table:table-column table:style-name="Table18.A"/>
        <table:table-row table:style-name="TableLine2196030787664">
          <table:table-cell table:style-name="Table18.A1" office:value-type="string">
            <text:p text:style-name="P8">// Date.h</text:p>
            <text:p text:style-name="P8"/>
            <text:p text:style-name="P8">...</text:p>
            <text:p text:style-name="P8"/>
            <text:p text:style-name="P8">struct Date</text:p>
            <text:p text:style-name="P8">{</text:p>
            <text:p text:style-name="P11"><text:s text:c="4"/>int yyyy_, mm_, dd_;</text:p>
            <text:p text:style-name="P8"><text:s/></text:p>
            <text:p text:style-name="P11"><text:s text:c="4"/>void init(int, int, int);</text:p>
            <text:p text:style-name="P11"><text:s text:c="4"/>void print();</text:p>
            <text:p text:style-name="P11"><text:s text:c="4"/>void print_with_dash();</text:p>
            <text:p text:style-name="P11"><text:soft-page-break/></text:p>
            <text:p text:style-name="P8"><text:span text:style-name="T8"><text:s text:c="4"/></text:span>...</text:p>
            <text:p text:style-name="P8">};</text:p>
            <text:p text:style-name="P8"/>
            <text:p text:style-name="P8">...</text:p>
          </table:table-cell>
        </table:table-row>
      </table:table>
      <text:p text:style-name="Standard">Now why should users of your library not know about the existence of <text:span text:style-name="T1">yyyy_</text:span>, <text:span text:style-name="T1">mm_</text:span>, <text:span text:style-name="T1">dd_</text:span>??? Is that just paranoia?</text:p>
      <text:p text:style-name="Standard"/>
      <text:p text:style-name="Standard">The problem with letting outsiders know about the internal implementation of the <text:span text:style-name="T1">Date</text:span> struct (i.e., information about the member variables) is that someone with itchy fingers will write something like this:</text:p>
      <table:table table:name="Table19" table:style-name="Table19">
        <table:table-column table:style-name="Table19.A"/>
        <table:table-row table:style-name="TableLine2196030791472">
          <table:table-cell table:style-name="Table19.A1" office:value-type="string">
            <text:p text:style-name="P8">#include &lt;iostream&gt;</text:p>
            <text:p text:style-name="P8">#include "Date.h"<text:line-break/></text:p>
            <text:p text:style-name="P8">int main()</text:p>
            <text:p text:style-name="P8">{</text:p>
            <text:p text:style-name="P8"><text:s text:c="4"/>...</text:p>
            <text:p text:style-name="P8"/>
            <text:p text:style-name="P8"><text:s text:c="4"/>Date today; </text:p>
            <text:p text:style-name="P8"/>
            <text:p text:style-name="P8"><text:s text:c="4"/>...</text:p>
            <text:p text:style-name="P8"/>
            <text:p text:style-name="P8"><text:s text:c="4"/>std::cout &lt;&lt; today.yyyy_ &lt;&lt; '-' </text:p>
            <text:p text:style-name="P8"><text:s text:c="14"/>&lt;&lt; today.mm_ &lt;&lt; '-' </text:p>
            <text:p text:style-name="P8"><text:s text:c="14"/>&lt;&lt; today.dd_ &lt;&lt; '\n'; </text:p>
            <text:p text:style-name="P8"/>
            <text:p text:style-name="P8"><text:s text:c="4"/>...</text:p>
            <text:p text:style-name="P8"/>
            <text:p text:style-name="P8"><text:s text:c="4"/>return 0; <text:s text:c="2"/><text:line-break/>}</text:p>
          </table:table-cell>
        </table:table-row>
      </table:table>
      <text:p text:style-name="Standard"/>
      <text:p text:style-name="Standard">Now you might say … “So what? It does work, correct?”</text:p>
      <text:p text:style-name="Standard"/>
      <text:p text:style-name="Standard">Well … here's the problem. Say you have exposed the internal implementation of your struct. And you let others in your company use the member variables. After some time, the code in your company will have lots of access to the internals of the <text:span text:style-name="T1">Date</text:span> struct:</text:p>
      <table:table table:name="Table20" table:style-name="Table20">
        <table:table-column table:style-name="Table20.A"/>
        <table:table-row table:style-name="TableLine2196030787392">
          <table:table-cell table:style-name="Table20.A1" office:value-type="string">
            <text:p text:style-name="P8">#include &lt;iostream&gt;</text:p>
            <text:p text:style-name="P8">#include "Date.h"</text:p>
            <text:p text:style-name="P8"/>
            <text:p text:style-name="P8">int main()</text:p>
            <text:p text:style-name="P8">{</text:p>
            <text:p text:style-name="P8"><text:s text:c="4"/>...</text:p>
            <text:p text:style-name="P8"/>
            <text:p text:style-name="P8"><text:s text:c="4"/>Date today;</text:p>
            <text:p text:style-name="P8"/>
            <text:p text:style-name="P8"><text:s text:c="4"/>...</text:p>
            <text:p text:style-name="P8"/>
            <text:p text:style-name="P8"><text:s text:c="4"/>std::cout &lt;&lt; today.<text:span text:style-name="T19">yyyy_</text:span> &lt;&lt; '-' </text:p>
            <text:p text:style-name="P8"><text:s text:c="14"/>&lt;&lt; today.<text:span text:style-name="T19">mm_</text:span> &lt;&lt; '-' </text:p>
            <text:p text:style-name="P8"><text:s text:c="14"/>&lt;&lt; today.<text:span text:style-name="T19">dd_</text:span> &lt;&lt; '\n';</text:p>
            <text:p text:style-name="P8"/>
            <text:p text:style-name="P8"><text:soft-page-break/><text:s text:c="4"/>...</text:p>
            <text:p text:style-name="P8"/>
            <text:p text:style-name="P8"><text:s text:c="4"/>if (today.<text:span text:style-name="T19">yyyy_</text:span> &gt; 2020)</text:p>
            <text:p text:style-name="P8"><text:s text:c="4"/>{</text:p>
            <text:p text:style-name="P8"><text:s text:c="8"/>...</text:p>
            <text:p text:style-name="P8"><text:s text:c="4"/>}</text:p>
            <text:p text:style-name="P8"/>
            <text:p text:style-name="P8"><text:s text:c="4"/>for (int i = 1; i &lt; yesterday.<text:span text:style-name="T19">dd_</text:span>; ++i)</text:p>
            <text:p text:style-name="P8"><text:s text:c="4"/>{</text:p>
            <text:p text:style-name="P8"><text:s text:c="8"/>...</text:p>
            <text:p text:style-name="P8"><text:s text:c="4"/>}</text:p>
            <text:p text:style-name="P8"/>
            <text:p text:style-name="P8"><text:s text:c="4"/>return 0; <text:s text:c="2"/><text:line-break/>}</text:p>
          </table:table-cell>
        </table:table-row>
      </table:table>
      <text:p text:style-name="Standard"/>
      <text:p text:style-name="Standard">One fine day, you realize that it's a waste to use 3 integers to implement the internals of your <text:span text:style-name="T1">Date</text:span> struct. You can clearly fit the <text:span text:style-name="T1">yyyy_</text:span>, <text:span text:style-name="T1">mm_</text:span>, <text:span text:style-name="T1">dd_</text:span> into a single integer!!! In other words it would have been better if you did this:</text:p>
      <table:table table:name="Table21" table:style-name="Table21">
        <table:table-column table:style-name="Table21.A"/>
        <table:table-row table:style-name="TableLine2196030791744">
          <table:table-cell table:style-name="Table21.A1" office:value-type="string">
            <text:p text:style-name="P8">// Date.h</text:p>
            <text:p text:style-name="P8"/>
            <text:p text:style-name="P8">...</text:p>
            <text:p text:style-name="P8"/>
            <text:p text:style-name="P8">struct Date</text:p>
            <text:p text:style-name="P8">{</text:p>
            <text:p text:style-name="P8"><text:span text:style-name="T41"><text:s text:c="4"/></text:span><text:span text:style-name="T8">int yyyymmdd_;</text:span></text:p>
            <text:p text:style-name="P8"/>
            <text:p text:style-name="P8"><text:s text:c="4"/>void init(int, int, int);</text:p>
            <text:p text:style-name="P8"/>
            <text:p text:style-name="P8"><text:s text:c="4"/>...</text:p>
            <text:p text:style-name="P8">};</text:p>
            <text:p text:style-name="P8"/>
            <text:p text:style-name="P8">...</text:p>
          </table:table-cell>
        </table:table-row>
      </table:table>
      <text:p text:style-name="Standard"/>
      <table:table table:name="Table22" table:style-name="Table22">
        <table:table-column table:style-name="Table22.A"/>
        <table:table-row table:style-name="TableLine2196030782224">
          <table:table-cell table:style-name="Table22.A1" office:value-type="string">
            <text:p text:style-name="P8">// Date.cpp</text:p>
            <text:p text:style-name="P8"/>
            <text:p text:style-name="P8">...</text:p>
            <text:p text:style-name="P8"/>
            <text:p text:style-name="P8">void Date::init(int yyyy, int mm, int dd)</text:p>
            <text:p text:style-name="P8">{ </text:p>
            <text:p text:style-name="P8"><text:s text:c="4"/>yyyymmdd_ = yyyy * 10000 + mm * 100 + dd; </text:p>
            <text:p text:style-name="P8">}</text:p>
            <text:p text:style-name="P8"/>
            <text:p text:style-name="P8">...</text:p>
          </table:table-cell>
        </table:table-row>
      </table:table>
      <text:p text:style-name="Standard"/>
      <text:p text:style-name="Standard">For instance, whereas the members variables of the old <text:span text:style-name="T1">today</text:span> looks like this:</text:p>
      <text:p text:style-name="Standard"/>
      <text:p text:style-name="Standard"><text:tab/><text:span text:style-name="T1">today.yyyy_ = 2014</text:span></text:p>
      <text:p text:style-name="Standard"><text:tab/><text:span text:style-name="T1">today.mm_ = 12</text:span></text:p>
      <text:p text:style-name="P8"><text:tab/>today.dd_ = 25</text:p>
      <text:p text:style-name="Standard"/>
      <text:p text:style-name="Standard"><text:soft-page-break/>the new <text:span text:style-name="T1">today</text:span> would look like this:</text:p>
      <text:p text:style-name="Standard"/>
      <text:p text:style-name="Standard"><text:tab/><text:span text:style-name="T1">today.yyyymmdd_ = 20141225</text:span></text:p>
      <text:p text:style-name="Standard"/>
      <text:p text:style-name="Standard">Wow … not bad! If your main program (say something that prints a financial report) uses 100 <text:span text:style-name="T1">Date</text:span> variables, you're saving a lot of memory. But … there's a problem … remember this program:</text:p>
      <table:table table:name="Table23" table:style-name="Table23">
        <table:table-column table:style-name="Table23.A"/>
        <table:table-row table:style-name="TableLine2196030783312">
          <table:table-cell table:style-name="Table23.A1" office:value-type="string">
            <text:p text:style-name="P8">#include &lt;iostream&gt;</text:p>
            <text:p text:style-name="P8">#include "Date.h"</text:p>
            <text:p text:style-name="P8"/>
            <text:p text:style-name="P8">int main()</text:p>
            <text:p text:style-name="P8">{</text:p>
            <text:p text:style-name="P8"><text:s text:c="4"/>...</text:p>
            <text:p text:style-name="P8"/>
            <text:p text:style-name="P8"><text:s text:c="4"/>Date today;</text:p>
            <text:p text:style-name="P8"/>
            <text:p text:style-name="P8"><text:s text:c="4"/>...</text:p>
            <text:p text:style-name="P8"/>
            <text:p text:style-name="P8"><text:s text:c="4"/>std::cout &lt;&lt; today.<text:span text:style-name="T19">yyyy_</text:span> &lt;&lt; '-' </text:p>
            <text:p text:style-name="P8"><text:s text:c="14"/>&lt;&lt; today.<text:span text:style-name="T19">mm_</text:span> &lt;&lt; '-' </text:p>
            <text:p text:style-name="P8"><text:s text:c="14"/>&lt;&lt; today.<text:span text:style-name="T19">dd_</text:span> &lt;&lt; '\n';</text:p>
            <text:p text:style-name="P8"/>
            <text:p text:style-name="P8"><text:s text:c="4"/>...</text:p>
            <text:p text:style-name="P8"/>
            <text:p text:style-name="P8"><text:s text:c="4"/>if (today.<text:span text:style-name="T19">yyyy_</text:span> &gt; 2020)</text:p>
            <text:p text:style-name="P8"><text:s text:c="4"/>{</text:p>
            <text:p text:style-name="P8"><text:s text:c="8"/>...</text:p>
            <text:p text:style-name="P8"><text:s text:c="4"/>}</text:p>
            <text:p text:style-name="P8"/>
            <text:p text:style-name="P8"><text:s text:c="4"/>for (int i = 1; i &lt; yesterday.<text:span text:style-name="T19">dd_</text:span>; ++i)</text:p>
            <text:p text:style-name="P8"><text:s text:c="4"/>{</text:p>
            <text:p text:style-name="P8"><text:s text:c="8"/>...</text:p>
            <text:p text:style-name="P8"><text:s text:c="4"/>}</text:p>
            <text:p text:style-name="P8"/>
            <text:p text:style-name="P8"><text:s text:c="4"/>return 0; <text:s text:c="2"/><text:line-break/>}</text:p>
          </table:table-cell>
        </table:table-row>
      </table:table>
      <text:p text:style-name="Standard"/>
      <text:p text:style-name="Standard">It uses <text:span text:style-name="T1">yyyy_</text:span>, <text:span text:style-name="T1">mm_</text:span>, and <text:span text:style-name="T1">dd_</text:span>. After changing your Date to the new one that uses <text:span text:style-name="T1">yyyymmdd_</text:span> as member variable, the above program will not compile. If there are 5 appearances of the old-style member variables, that's OK. But if your company has 10 people writing code that uses the internals of the old <text:span text:style-name="T1">struct</text:span> for the past 6 months and 100000 lines of code is written, there will be a LOT of work changing everyone's code!!!</text:p>
      <text:p text:style-name="Standard"/>
      <text:p text:style-name="Standard">It's a lot better if they had asked you for the following features:</text:p>
      <text:p text:style-name="Standard"/>
      <text:p text:style-name="Standard"><text:s text:c="4"/><text:span text:style-name="T1">print_with_dash() </text:span>prints Date with '<text:span text:style-name="T1">-</text:span>' instead of '<text:span text:style-name="T1">/</text:span>'</text:p>
      <text:p text:style-name="Standard"><text:s text:c="4"/><text:span text:style-name="T1">get_year() <text:s text:c="7"/></text:span>computes and returns the value of the year</text:p>
      <text:p text:style-name="Standard"><text:s text:c="4"/><text:span text:style-name="T1">get_day() <text:s text:c="8"/></text:span>computes and return the value of the day</text:p>
      <text:p text:style-name="Standard"/>
      <text:p text:style-name="Standard">and written their code like this:</text:p>
      <table:table table:name="Table24" table:style-name="Table24">
        <table:table-column table:style-name="Table24.A"/>
        <text:soft-page-break/>
        <table:table-row table:style-name="TableLine2196030776512">
          <table:table-cell table:style-name="Table24.A1" office:value-type="string">
            <text:p text:style-name="P8">#include &lt;iostream&gt;</text:p>
            <text:p text:style-name="P8">#include "Date.h"</text:p>
            <text:p text:style-name="P8"/>
            <text:p text:style-name="P8">int main()</text:p>
            <text:p text:style-name="P8">{</text:p>
            <text:p text:style-name="P8"><text:s text:c="4"/>...</text:p>
            <text:p text:style-name="P8"/>
            <text:p text:style-name="P8"><text:s text:c="4"/>Date today;</text:p>
            <text:p text:style-name="P8"><text:s/></text:p>
            <text:p text:style-name="P8"><text:s text:c="4"/>...</text:p>
            <text:p text:style-name="P8"/>
            <text:p text:style-name="P8"><text:s text:c="4"/>today.<text:span text:style-name="T19">print_with_dash()</text:span>;</text:p>
            <text:p text:style-name="P8"><text:s text:c="4"/>...</text:p>
            <text:p text:style-name="P8"/>
            <text:p text:style-name="P8"><text:s text:c="4"/>if (today.<text:span text:style-name="T19">get_year()</text:span> &gt; 2020)</text:p>
            <text:p text:style-name="P8"><text:s text:c="4"/>{</text:p>
            <text:p text:style-name="P8"><text:s text:c="8"/>...</text:p>
            <text:p text:style-name="P8"><text:s text:c="4"/>}</text:p>
            <text:p text:style-name="P8"/>
            <text:p text:style-name="P8"><text:s text:c="4"/>for (int i = 1; i &lt; yesterday.<text:span text:style-name="T19">get_day()</text:span>; ++i)</text:p>
            <text:p text:style-name="P8"><text:s text:c="4"/>{</text:p>
            <text:p text:style-name="P8"><text:s text:c="8"/>...</text:p>
            <text:p text:style-name="P8"><text:s text:c="4"/>}</text:p>
            <text:p text:style-name="P8"/>
            <text:p text:style-name="P8"><text:s text:c="4"/>return 0; <text:s text:c="2"/><text:line-break/>}</text:p>
          </table:table-cell>
        </table:table-row>
      </table:table>
      <text:p text:style-name="Standard"/>
      <text:p text:style-name="Standard">Now, regardless of whether you're implementing the <text:span text:style-name="T1">Date</text:span> struct with <text:span text:style-name="T1">yyyy_</text:span>, <text:span text:style-name="T1">mm_</text:span>, <text:span text:style-name="T1">dd_</text:span> or with <text:span text:style-name="T1">yyyymmdd_</text:span>, their code will ALWAYS work. </text:p>
      <text:p text:style-name="Standard"/>
      <text:p text:style-name="Standard">The point: if you provide features through functions and tell others not to use the internal member variables, then when you need to change your code, you need only need to change the members functions in your <text:span text:style-name="T1">Date</text:span> library. Period.</text:p>
      <text:p text:style-name="Standard"/>
      <text:p text:style-name="Standard"><text:span text:style-name="T9">Exercise. </text:span>Add a <text:span text:style-name="T1">get_year()</text:span>, <text:span text:style-name="T1">get_month()</text:span>, <text:span text:style-name="T1">get_day()</text:span> in your <text:span text:style-name="T1">Date</text:span> library. Test it with this:</text:p>
      <table:table table:name="Table25" table:style-name="Table25">
        <table:table-column table:style-name="Table25.A"/>
        <table:table-row table:style-name="TableLine2196030786304">
          <table:table-cell table:style-name="Table25.A1" office:value-type="string">
            <text:p text:style-name="P8">#include &lt;iostream&gt;</text:p>
            <text:p text:style-name="P8">#include "Date.h"</text:p>
            <text:p text:style-name="P8"/>
            <text:p text:style-name="P8">int main()</text:p>
            <text:p text:style-name="P8">{</text:p>
            <text:p text:style-name="P8"><text:s text:c="4"/>Date today;</text:p>
            <text:p text:style-name="P8"><text:s text:c="4"/>today.init(2014, 12, 25);</text:p>
            <text:p text:style-name="P8"><text:s text:c="4"/>std::cout &lt;&lt; today.get_year() &lt;&lt; '\n';</text:p>
            <text:p text:style-name="P8"><text:s text:c="4"/>std::cout &lt;&lt; today.get_month) &lt;&lt; '\n';</text:p>
            <text:p text:style-name="P8"><text:s text:c="4"/>std::cout &lt;&lt; today.get_day() &lt;&lt; '\n';</text:p>
            <text:p text:style-name="P8"/>
            <text:p text:style-name="P8"><text:s text:c="4"/>return 0;<text:line-break/>}</text:p>
          </table:table-cell>
        </table:table-row>
      </table:table>
      <text:p text:style-name="Standard"/>
      <text:p text:style-name="Standard"/>
      <text:p text:style-name="Standard"><text:soft-page-break/><text:span text:style-name="T9">Exercise.</text:span> Add a <text:span text:style-name="T1">set_year(int)</text:span>, <text:span text:style-name="T1">set_month(int)</text:span>, <text:span text:style-name="T1">set_day(int)</text:span> in your <text:span text:style-name="T1">Date</text:span> library. Test it with this:</text:p>
      <table:table table:name="Table26" table:style-name="Table26">
        <table:table-column table:style-name="Table26.A"/>
        <table:table-row table:style-name="TableLine2196030784400">
          <table:table-cell table:style-name="Table26.A1" office:value-type="string">
            <text:p text:style-name="P8">#include &lt;iostream&gt;</text:p>
            <text:p text:style-name="P8">#include "Date.h"</text:p>
            <text:p text:style-name="P8"/>
            <text:p text:style-name="P8">int main()</text:p>
            <text:p text:style-name="P8">{</text:p>
            <text:p text:style-name="P8"><text:s text:c="4"/>Date today;</text:p>
            <text:p text:style-name="P8"><text:s text:c="4"/>today.init(2014, 12, 25);</text:p>
            <text:p text:style-name="P8"><text:s text:c="4"/>today.set_year(1770);</text:p>
            <text:p text:style-name="P8"><text:s text:c="4"/>std::cout &lt;&lt; today.get_year() &lt;&lt; '\n'; // 1770</text:p>
            <text:p text:style-name="P8"/>
            <text:p text:style-name="P8"><text:s text:c="4"/>...</text:p>
            <text:p text:style-name="P8"/>
            <text:p text:style-name="P8"><text:s text:c="4"/>return 0;<text:line-break/>}</text:p>
          </table:table-cell>
        </table:table-row>
      </table:table>
      <text:p text:style-name="Standard"/>
      <text:p text:style-name="Standard"/>
      <text:p text:style-name="Standard">Member functions to get and set basic values in the struct variable (regardless of how you implement the internals) are called <text:span text:style-name="T19">getters</text:span> and <text:span text:style-name="T19">setters</text:span>. Getters are member functions that get basic lower level concepts. Setters are members functions that set some internal variables to some other values.</text:p>
      <text:p text:style-name="Standard"/>
      <text:p text:style-name="Standard">The struct allows us to put member variables underneath another variable (example: hiding <text:span text:style-name="T1">yyyy_</text:span>, <text:span text:style-name="T1">mm_</text:span>, <text:span text:style-name="T1">dd_</text:span> inside today) besides putting functions inside struct variables. So it's hiding things in a header file. But …</text:p>
      <text:p text:style-name="Standard"/>
      <text:p text:style-name="Standard">The struct does <text:span text:style-name="T19">not</text:span> enforce <text:span text:style-name="T19">strict information hiding</text:span>.</text:p>
      <text:p text:style-name="Standard"/>
      <text:p text:style-name="Standard">Sure, you can tell others not to use <text:span text:style-name="T1">yyyy_</text:span>, <text:span text:style-name="T1">mm_</text:span>, <text:span text:style-name="T1">dd_</text:span>. But they can be stubborn and insist on using them.</text:p>
      <text:p text:style-name="Standard"/>
      <text:p text:style-name="Standard">So …</text:p>
      <text:p text:style-name="P15"><text:span text:style-name="T1">Date</text:span> class version 3 (the real deal)</text:p>
      <text:p text:style-name="Standard"/>
      <text:p text:style-name="Standard">Now do this:</text:p>
      <table:table table:name="Table27" table:style-name="Table27">
        <table:table-column table:style-name="Table27.A"/>
        <table:table-row table:style-name="TableLine2196030786032">
          <table:table-cell table:style-name="Table27.A1" office:value-type="string">
            <text:p text:style-name="P8">// Date.h</text:p>
            <text:p text:style-name="P8"/>
            <text:p text:style-name="P8">#ifndef DATE_H</text:p>
            <text:p text:style-name="P8">#define DATE_H</text:p>
            <text:p text:style-name="P8"/>
            <text:p text:style-name="P8"><text:span text:style-name="T19">class</text:span> Date</text:p>
            <text:p text:style-name="P8">{</text:p>
            <text:p text:style-name="P12">public:</text:p>
            <text:p text:style-name="P8"><text:s text:c="4"/>void init(int, int, int);</text:p>
            <text:p text:style-name="P8"><text:s text:c="4"/>void print();</text:p>
            <text:p text:style-name="P8"><text:s text:c="4"/>void add_y(int);</text:p>
            <text:p text:style-name="P8"><text:s text:c="4"/>void add_m(int);</text:p>
            <text:p text:style-name="P8"><text:s text:c="4"/>void add_d(int);</text:p>
            <text:p text:style-name="P8"><text:s text:c="4"/>// etc.</text:p>
            <text:p text:style-name="P8"/>
            <text:p text:style-name="P12">private:</text:p>
            <text:p text:style-name="P8"><text:s text:c="4"/>int yyyy_, mm_, dd_;</text:p>
            <text:p text:style-name="P8">};</text:p>
            <text:p text:style-name="P8"/>
            <text:p text:style-name="P8">#endif</text:p>
          </table:table-cell>
        </table:table-row>
      </table:table>
      <text:p text:style-name="Standard"/>
      <table:table table:name="Table28" table:style-name="Table28">
        <table:table-column table:style-name="Table28.A"/>
        <table:table-row table:style-name="TableLine2196030789296">
          <table:table-cell table:style-name="Table28.A1" office:value-type="string">
            <text:p text:style-name="P8">// Date.cpp</text:p>
            <text:p text:style-name="P8"/>
            <text:p text:style-name="P8">#include &lt;iostream&gt;</text:p>
            <text:p text:style-name="P8">#include "Date.h"</text:p>
            <text:p text:style-name="P8"/>
            <text:p text:style-name="P8">void <text:span text:style-name="T23">Date::</text:span>init(int yyyy, int mm, int dd)</text:p>
            <text:p text:style-name="P8">{ </text:p>
            <text:p text:style-name="P8"><text:s text:c="4"/>yyyy_ = yyyy; </text:p>
            <text:p text:style-name="P8"><text:s text:c="4"/>mm_ = mm;</text:p>
            <text:p text:style-name="P8"><text:s text:c="4"/>dd_ = dd;</text:p>
            <text:p text:style-name="P8">}</text:p>
            <text:p text:style-name="P8"/>
            <text:p text:style-name="P8"/>
            <text:p text:style-name="P8">void Date::print()</text:p>
            <text:p text:style-name="P8">{ <text:s/></text:p>
            <text:p text:style-name="P8"><text:s text:c="4"/>std::cout &lt;&lt; yyyy_ &lt;&lt; '/' </text:p>
            <text:p text:style-name="P8"><text:s text:c="14"/>&lt;&lt; mm_ &lt;&lt; '/' </text:p>
            <text:p text:style-name="P8"><text:s text:c="14"/>&lt;&lt; dd_ &lt;&lt; '\n';</text:p>
            <text:p text:style-name="P8">}</text:p>
            <text:p text:style-name="P8"/>
            <text:p text:style-name="P8"/>
            <text:p text:style-name="P8">void Date::add_y(int inc)</text:p>
            <text:p text:style-name="P8">{ </text:p>
            <text:p text:style-name="P8"><text:s text:c="4"/>yyyy_ += inc ;</text:p>
            <text:p text:style-name="P8">}</text:p>
            <text:p text:style-name="P8"/>
            <text:p text:style-name="P8">// etc.</text:p>
          </table:table-cell>
        </table:table-row>
      </table:table>
      <text:p text:style-name="P14"/>
      <table:table table:name="Table29" table:style-name="Table29">
        <table:table-column table:style-name="Table29.A"/>
        <table:table-row table:style-name="TableLine2196030793104">
          <table:table-cell table:style-name="Table29.A1" office:value-type="string">
            <text:p text:style-name="P8">// main.cpp</text:p>
            <text:p text:style-name="P8"/>
            <text:p text:style-name="P8">#include &lt;iostream&gt;</text:p>
            <text:p text:style-name="P8">#include "Date.h"</text:p>
            <text:p text:style-name="P8"/>
            <text:p text:style-name="P8">int main()</text:p>
            <text:p text:style-name="P8">{</text:p>
            <text:p text:style-name="P8"><text:s text:c="4"/>Date today, yesterday;</text:p>
            <text:p text:style-name="P8"/>
            <text:p text:style-name="P8"><text:s text:c="4"/>today.init(2014, 12, 25);</text:p>
            <text:p text:style-name="P8"><text:s text:c="4"/>today.print();</text:p>
            <text:p text:style-name="P8"/>
            <text:p text:style-name="P8"><text:s text:c="4"/>yesterday.init(2014, 12, 24);</text:p>
            <text:p text:style-name="P8"><text:s text:c="4"/>yesterday.print();</text:p>
            <text:p text:style-name="P8"/>
            <text:p text:style-name="P8"><text:s text:c="4"/>return 0;</text:p>
            <text:p text:style-name="P8">}</text:p>
          </table:table-cell>
        </table:table-row>
      </table:table>
      <text:p text:style-name="Standard"/>
      <text:p text:style-name="Standard">Note that there's no change in <text:span text:style-name="T1">main.cpp</text:span>.</text:p>
      <text:p text:style-name="Standard"/>
      <text:p text:style-name="Standard">The <text:span text:style-name="T1">struct</text:span> is now called a <text:span text:style-name="T5">class</text:span>.</text:p>
      <text:p text:style-name="Standard"/>
      <text:p text:style-name="Standard"><text:span text:style-name="T23">Note the </text:span><text:span text:style-name="T26">public</text:span><text:span text:style-name="T23"> and </text:span><text:span text:style-name="T26">private</text:span><text:span text:style-name="T27"> sections in the </text:span><text:span text:style-name="T26">Date</text:span><text:span text:style-name="T27"> class. </text:span>Try the following code:</text:p>
      <table:table table:name="Table30" table:style-name="Table30">
        <table:table-column table:style-name="Table30.A"/>
        <table:table-row table:style-name="TableLine2196030778688">
          <table:table-cell table:style-name="Table30.A1" office:value-type="string">
            <text:p text:style-name="P8">// main.cpp</text:p>
            <text:p text:style-name="P8"/>
            <text:p text:style-name="P8">#include "Date.h"</text:p>
            <text:p text:style-name="P8"/>
            <text:p text:style-name="P8">int main()</text:p>
            <text:p text:style-name="P8">{</text:p>
            <text:p text:style-name="P8"><text:s text:c="4"/>Date today, yesterday;</text:p>
            <text:p text:style-name="P8"/>
            <text:p text:style-name="P8"><text:s text:c="4"/>today.init(2014, 12, 25);</text:p>
            <text:p text:style-name="P8"><text:span text:style-name="T8"><text:s text:c="4"/></text:span><text:span text:style-name="T21">today.dd_ = 1;</text:span></text:p>
            <text:p text:style-name="P8"/>
            <text:p text:style-name="P8"><text:s text:c="4"/>...</text:p>
            <text:p text:style-name="P8"/>
            <text:p text:style-name="P8"><text:s text:c="4"/>return 0;</text:p>
            <text:p text:style-name="P8">}</text:p>
          </table:table-cell>
        </table:table-row>
      </table:table>
      <text:p text:style-name="Standard"/>
      <text:p text:style-name="Standard">Read the error message from your C++ compiler. Get it?</text:p>
      <text:p text:style-name="Standard"/>
      <text:p text:style-name="Standard">Basically: Anything under <text:span text:style-name="T2">public</text:span> is accessible outside the <text:span text:style-name="T1">Date</text:span> class. Anything under <text:span text:style-name="T2">private</text:span> is not. <text:s/>(We’ll see exceptions later). Inside the <text:span text:style-name="T1">Date</text:span> class, everything is freely available. For instance, since <text:span text:style-name="T1">Date::init()</text:span> is part of the <text:span text:style-name="T1">Date</text:span> class, of course the function body of <text:span text:style-name="T1">Date::init()</text:span> can access <text:span text:style-name="T1">yyyy_</text:span>. But <text:span text:style-name="T1">main()</text:span> is <text:span text:style-name="T19">outside</text:span> the <text:span text:style-name="T1">Date</text:span> class. So <text:span text:style-name="T1">main()</text:span> <text:span text:style-name="T43">cannot</text:span> touch <text:span text:style-name="T1">today.yyyy_</text:span> directly.</text:p>
      <text:p text:style-name="Standard"/>
      <text:p text:style-name="Standard">The practice of putting <text:span text:style-name="T1">yyyy_</text:span>, <text:span text:style-name="T1">mm_</text:span>, <text:span text:style-name="T1">dd_</text:span> under the private section to <text:soft-page-break/>disallow access from outside the class is called data or information hiding. This is a form of encapsulation.</text:p>
      <text:p text:style-name="Standard"/>
      <text:p text:style-name="Standard">You can also put member functions into the private section as well. And you can have as many private and public sections as you wish.</text:p>
      <text:p text:style-name="Standard"/>
      <text:p text:style-name="Standard"/>
      <text:p text:style-name="Standard"><text:span text:style-name="T9">Exercise.</text:span> Create a dummy private member function:</text:p>
      <table:table table:name="Table31" table:style-name="Table31">
        <table:table-column table:style-name="Table31.A"/>
        <table:table-row table:style-name="TableLine2196030778416">
          <table:table-cell table:style-name="Table31.A1" office:value-type="string">
            <text:p text:style-name="P8">// Date.h</text:p>
            <text:p text:style-name="P8"/>
            <text:p text:style-name="P8">#ifndef DATE_H</text:p>
            <text:p text:style-name="P8">#define DATE_H</text:p>
            <text:p text:style-name="P8"/>
            <text:p text:style-name="P8">class Date</text:p>
            <text:p text:style-name="P8">{</text:p>
            <text:p text:style-name="P8">public:</text:p>
            <text:p text:style-name="P8"><text:s text:c="4"/>void init(int, int, int);</text:p>
            <text:p text:style-name="P8"><text:s text:c="4"/>void print();</text:p>
            <text:p text:style-name="P8"><text:s text:c="4"/>void add_y(int);</text:p>
            <text:p text:style-name="P8"><text:s text:c="4"/>void add_m(int);</text:p>
            <text:p text:style-name="P8"><text:s text:c="4"/>void add_d(int);</text:p>
            <text:p text:style-name="P8"><text:s text:c="4"/>// etc.</text:p>
            <text:p text:style-name="P8"/>
            <text:p text:style-name="P8">private:</text:p>
            <text:p text:style-name="P8"><text:s text:c="4"/>int yyyy_, mm_, dd_;</text:p>
            <text:p text:style-name="P8"><text:s text:c="4"/>void f();</text:p>
            <text:p text:style-name="P8">};</text:p>
            <text:p text:style-name="P8"/>
            <text:p text:style-name="P8">#endif</text:p>
          </table:table-cell>
        </table:table-row>
      </table:table>
      <text:p text:style-name="Standard">(You can make it do whatever you want.) Now call <text:span text:style-name="T1">today.f()</text:span> in your <text:span text:style-name="T1">main()</text:span>.</text:p>
      <text:p text:style-name="Standard"/>
      <text:p text:style-name="Standard"/>
      <text:p text:style-name="Standard">Now for some very important techno jargon …</text:p>
      <text:p text:style-name="Standard"/>
      <text:p text:style-name="Standard">The above <text:span text:style-name="T1">Date</text:span> is a <text:span text:style-name="T19">class</text:span>. You can think of a class as a rubber stamp for creating a certain kind of values. A value created from a class includes values such as member variables. But it also contains member functions. Such a value is called an <text:span text:style-name="T19">object</text:span>..</text:p>
      <text:p text:style-name="Standard"/>
      <text:p text:style-name="Standard">Sometimes we will call the name of the object as object as well. For instance when I do this:</text:p>
      <text:p text:style-name="Standard"/>
      <text:p text:style-name="Standard"><text:tab/><text:span text:style-name="T1">Date today;</text:span></text:p>
      <text:p text:style-name="Standard"/>
      <text:p text:style-name="Standard">You can think of <text:span text:style-name="T1">today</text:span> as the name of a chunk of memory in your computer's RAM. I will usually call <text:span text:style-name="T1">today</text:span> an object. However (depending on who you talk to), sometimes, <text:span text:style-name="T1">today</text:span> is called an <text:span text:style-name="T19">instance</text:span> of the <text:span text:style-name="T1">Date</text:span> class. Make sure you think about the difference between the name <text:span text:style-name="T1">today</text:span> and the chunk of memory in your RAM that <text:span text:style-name="T1">today</text:span> refers to. I will however use object and instance interchangeably.</text:p>
      <text:p text:style-name="Standard"/>
      <text:p text:style-name="Standard"><text:soft-page-break/>In C++, the variables inside the class are called <text:span text:style-name="T19">member variables</text:span>. For instance <text:span text:style-name="T1">yyyy_</text:span> is a member variable of <text:span text:style-name="T1">today</text:span>. <text:s/>I will also say that <text:span text:style-name="T1">yyyy_</text:span> is a member variable of Date. Outside of C++, when you talk about object-oriented programming in general, the general term is <text:span text:style-name="T19">instance variable</text:span>. So when you talk to someone using an object-oriented language such as Python or Java, do not use the term member variable – use instance variable. That's the safest thing to do. In other words, instance variable is a general OOP concept while member variable is a C++ term.</text:p>
      <text:p text:style-name="Standard"/>
      <text:p text:style-name="Standard">In C++, objects also have functions – we call them <text:span text:style-name="T19">member functions</text:span>. <text:s/>In general OOP, you would call them <text:span text:style-name="T19">methods</text:span>.</text:p>
      <text:p text:style-name="Standard"/>
      <text:p text:style-name="Standard">So, in general, an object contains instance variables and methods. Get it?</text:p>
      <text:p text:style-name="Standard">The point of a class is to (1) bundle data and methods together into objects and also to (2) provide some access control mechanism so that outsiders of the class cannot access certain parts of the class (or certain parts of the objects). The act of doing (1) and (2) is called <text:span text:style-name="T19">encapsulation</text:span>.</text:p>
      <text:p text:style-name="Standard"/>
      <text:p text:style-name="Standard"><text:span text:style-name="T19">Information hiding</text:span> refers to hiding the internal representation of the objects from outsiders of the class.</text:p>
      <text:p text:style-name="Standard"/>
      <text:p text:style-name="Standard">The above is a class. It's split into the header file and the cpp file. The header file specifies the interface of the class, i.e., the function prototypes in the public section(s) tell the outside world what an object can do and what they need to do anything. The cpp file implements the behavior promised in the header file. As long as the resulting object fulfills the promises made by the interface in the header file, nobody using your code cares how you implement the interface.</text:p>
      <text:p text:style-name="Standard"/>
      <text:p text:style-name="Standard">Source code that uses a class is called a <text:span text:style-name="T19">client</text:span> of the class.<text:span text:style-name="T9"> </text:span><text:span text:style-name="T37">For instance, o</text:span>ur <text:span text:style-name="T1">main.cpp</text:span> is a client of the <text:span text:style-name="T1">Date</text:span> class.</text:p>
      <text:p text:style-name="Standard">By default, every member of a <text:span text:style-name="T1">class</text:span> in C++ is <text:span text:style-name="T1">private</text:span>.</text:p>
      <text:p text:style-name="Standard"/>
      <text:p text:style-name="Standard">In C++, a <text:span text:style-name="T1">struct</text:span> is just a <text:span text:style-name="T1">class</text:span> where every member (member variable or member function) is <text:span text:style-name="T1">public</text:span>, i.e.,</text:p>
      <table:table table:name="Table8" table:style-name="Table8">
        <table:table-column table:style-name="Table8.A"/>
        <table:table-row table:style-name="TableLine2196030809424">
          <table:table-cell table:style-name="Table8.A1" office:value-type="string">
            <text:p text:style-name="P8"><text:span text:style-name="T19">struct</text:span> X</text:p>
            <text:p text:style-name="P8">{</text:p>
            <text:p text:style-name="P8"><text:s text:c="4"/>…</text:p>
            <text:p text:style-name="P8">};</text:p>
          </table:table-cell>
        </table:table-row>
      </table:table>
      <text:p text:style-name="Standard">is just</text:p>
      <table:table table:name="Table9" table:style-name="Table9">
        <table:table-column table:style-name="Table9.A"/>
        <table:table-row table:style-name="TableLine2196030800448">
          <table:table-cell table:style-name="Table9.A1" office:value-type="string">
            <text:p text:style-name="P8"><text:span text:style-name="T19">class</text:span> X</text:p>
            <text:p text:style-name="P8">{</text:p>
            <text:p text:style-name="P8">public:</text:p>
            <text:p text:style-name="P8"><text:s text:c="4"/>…</text:p>
            <text:p text:style-name="P8">};</text:p>
          </table:table-cell>
        </table:table-row>
      </table:table>
      <text:p text:style-name="Standard"/>
      <text:p text:style-name="P15">Scope</text:p>
      <text:p text:style-name="Standard"/>
      <text:p text:style-name="Standard">It's important to note that the <text:span text:style-name="T1">Date::init</text:span> refer to the <text:span text:style-name="T1">init</text:span> function inside the <text:span text:style-name="T1">Date</text:span> class, i.e., <text:span text:style-name="T1">init</text:span> is inside the scope called <text:span text:style-name="T1">Date</text:span>. That's right: classes create scopes just like the block of your for-loop forms a scope. The only difference is that in the case of the class, the scope has a name: its name is the name of the class.</text:p>
      <text:p text:style-name="Standard"/>
      <text:p text:style-name="Standard">It's perfectly OK to have another <text:span text:style-name="T1">init</text:span> function OUTSIDE the class like this:</text:p>
      <table:table table:name="Table38" table:style-name="Table38">
        <table:table-column table:style-name="Table38.A"/>
        <table:table-row table:style-name="TableLine2196030797184">
          <table:table-cell table:style-name="Table38.A1" office:value-type="string">
            <text:p text:style-name="P8">// Date.h</text:p>
            <text:p text:style-name="P8"/>
            <text:p text:style-name="P8">...</text:p>
            <text:p text:style-name="P8"/>
            <text:p text:style-name="P8">class Date</text:p>
            <text:p text:style-name="P8">{</text:p>
            <text:p text:style-name="P8">public:</text:p>
            <text:p text:style-name="P8"><text:s text:c="4"/>void init(int, int, int);</text:p>
            <text:p text:style-name="P8"/>
            <text:p text:style-name="P8"><text:s text:c="4"/>...</text:p>
            <text:p text:style-name="P8"/>
            <text:p text:style-name="P8">private:</text:p>
            <text:p text:style-name="P8"><text:s text:c="4"/>int yyyy_, mm_, dd_;</text:p>
            <text:p text:style-name="P8">};</text:p>
            <text:p text:style-name="P8"/>
            <text:p text:style-name="P8">void init(int, int, int);</text:p>
            <text:p text:style-name="P8"/>
            <text:p text:style-name="P8">#endif</text:p>
          </table:table-cell>
        </table:table-row>
      </table:table>
      <text:p text:style-name="Standard"/>
      <table:table table:name="Table53" table:style-name="Table53">
        <table:table-column table:style-name="Table53.A"/>
        <table:table-header-rows>
          <table:table-row table:style-name="TableLine2196030805616">
            <table:table-cell table:style-name="Table53.A1" office:value-type="string">
              <text:p text:style-name="P8">// Date.cpp</text:p>
              <text:p text:style-name="P8"/>
              <text:p text:style-name="P8">...</text:p>
              <text:p text:style-name="P8"/>
              <text:p text:style-name="P8">void <text:span text:style-name="T23">Date::</text:span>init(int yyyy, int mm, int dd)</text:p>
              <text:p text:style-name="P8">{ </text:p>
              <text:p text:style-name="P8"><text:s text:c="4"/>yyyy_ = yyyy; </text:p>
              <text:p text:style-name="P8"><text:s text:c="4"/>mm_ = mm;</text:p>
              <text:p text:style-name="P8"><text:s text:c="4"/>dd_ = dd;</text:p>
              <text:p text:style-name="P8">}</text:p>
              <text:p text:style-name="P8"/>
              <text:p text:style-name="P8"/>
              <text:p text:style-name="P8">void init(int x, int y, int z)</text:p>
              <text:p text:style-name="P8">{</text:p>
              <text:p text:style-name="P8"><text:s text:c="4"/>std::cout &lt;&lt; "init outside Date\n"; <text:s text:c="3"/></text:p>
              <text:p text:style-name="P8">}</text:p>
              <text:p text:style-name="P8"/>
              <text:p text:style-name="P10">...</text:p>
            </table:table-cell>
          </table:table-row>
        </table:table-header-rows>
      </table:table>
      <text:p text:style-name="Standard"/>
      <table:table table:name="Table5" table:style-name="Table5">
        <table:table-column table:style-name="Table5.A"/>
        <table:table-row table:style-name="TableLine2196030803168">
          <table:table-cell table:style-name="Table5.A1" office:value-type="string">
            <text:p text:style-name="P8">// main.cpp</text:p>
            <text:p text:style-name="P8"/>
            <text:p text:style-name="P8">#include &lt;iostream&gt;</text:p>
            <text:p text:style-name="P8">#include "Date.h"</text:p>
            <text:p text:style-name="P8"><text:soft-page-break/></text:p>
            <text:p text:style-name="P8">int main()</text:p>
            <text:p text:style-name="P8">{</text:p>
            <text:p text:style-name="P8"><text:s text:c="4"/>Date today, yesterday;</text:p>
            <text:p text:style-name="P8"/>
            <text:p text:style-name="P8"><text:s text:c="4"/>today.init(2014, 12, 25);</text:p>
            <text:p text:style-name="P8"><text:s text:c="4"/><text:span text:style-name="T19">init(0, 0, 0);</text:span></text:p>
            <text:p text:style-name="P8"/>
            <text:p text:style-name="P8"><text:s text:c="4"/>...</text:p>
            <text:p text:style-name="P10">}</text:p>
          </table:table-cell>
        </table:table-row>
      </table:table>
      <text:p text:style-name="Standard"/>
      <text:p text:style-name="Standard">In C++, functions outside a class are sometimes called <text:span text:style-name="T19">nonmember functions</text:span>.</text:p>
      <text:p text:style-name="Standard"/>
      <text:p text:style-name="Standard"/>
      <text:p text:style-name="Standard"><text:span text:style-name="T9">Exercise. </text:span><text:span text:style-name="T37">Does this compile?</text:span></text:p>
      <table:table table:name="Table41" table:style-name="Table41">
        <table:table-column table:style-name="Table41.A"/>
        <table:table-row table:style-name="TableLine2196030796640">
          <table:table-cell table:style-name="Table41.A1" office:value-type="string">
            <text:p text:style-name="P8">// Date.h</text:p>
            <text:p text:style-name="P8"/>
            <text:p text:style-name="P8">...</text:p>
            <text:p text:style-name="P8"/>
            <text:p text:style-name="P8">class Date</text:p>
            <text:p text:style-name="P8">{</text:p>
            <text:p text:style-name="P8">public:</text:p>
            <text:p text:style-name="P8"><text:s text:c="4"/>...</text:p>
            <text:p text:style-name="P8"/>
            <text:p text:style-name="P8"><text:s text:c="4"/>void f();</text:p>
            <text:p text:style-name="P8"><text:s text:c="4"/>void g();</text:p>
            <text:p text:style-name="P8"/>
            <text:p text:style-name="P8"><text:s text:c="4"/>...</text:p>
            <text:p text:style-name="P8">};</text:p>
            <text:p text:style-name="P8"/>
            <text:p text:style-name="P8">#endif</text:p>
          </table:table-cell>
        </table:table-row>
      </table:table>
      <text:p text:style-name="Standard"/>
      <table:table table:name="Table48" table:style-name="Table48">
        <table:table-column table:style-name="Table48.A"/>
        <table:table-row table:style-name="TableLine2196030799088">
          <table:table-cell table:style-name="Table48.A1" office:value-type="string">
            <text:p text:style-name="P8">// Date.cpp</text:p>
            <text:p text:style-name="P8"/>
            <text:p text:style-name="P8">...</text:p>
            <text:p text:style-name="P8"/>
            <text:p text:style-name="P8">void Date::f()</text:p>
            <text:p text:style-name="P8">{</text:p>
            <text:p text:style-name="P8"><text:s text:c="4"/>g();<text:line-break/>}</text:p>
            <text:p text:style-name="P8"/>
            <text:p text:style-name="P8">void Date::g()</text:p>
            <text:p text:style-name="P8">{</text:p>
            <text:p text:style-name="P8">}</text:p>
            <text:p text:style-name="P8"/>
            <text:p text:style-name="P10">...</text:p>
          </table:table-cell>
        </table:table-row>
      </table:table>
      <text:p text:style-name="Standard"/>
      <table:table table:name="Table49" table:style-name="Table49">
        <table:table-column table:style-name="Table49.A"/>
        <table:table-row table:style-name="TableLine2196030802352">
          <table:table-cell table:style-name="Table49.A1" office:value-type="string">
            <text:p text:style-name="P8">// main.cpp</text:p>
            <text:p text:style-name="P8"/>
            <text:p text:style-name="P8">#include &lt;iostream&gt;</text:p>
            <text:p text:style-name="P8">#include "Date.h"</text:p>
            <text:p text:style-name="P8"><text:soft-page-break/></text:p>
            <text:p text:style-name="P8">int main()</text:p>
            <text:p text:style-name="P8">{</text:p>
            <text:p text:style-name="P8"><text:s text:c="4"/>Date today, yesterday;</text:p>
            <text:p text:style-name="P8"/>
            <text:p text:style-name="P8"><text:s text:c="4"/>today.init(2014, 12, 25);</text:p>
            <text:p text:style-name="P8"><text:s text:c="4"/>i<text:span text:style-name="T37">nit(0, 0, 0);</text:span></text:p>
            <text:p text:style-name="P8"/>
            <text:p text:style-name="P8"><text:s text:c="4"/>...</text:p>
            <text:p text:style-name="P10">}</text:p>
          </table:table-cell>
        </table:table-row>
      </table:table>
      <text:p text:style-name="Standard"/>
      <text:p text:style-name="P15">Class and Type</text:p>
      <text:p text:style-name="Standard"/>
      <text:p text:style-name="Standard">In C++, a class is a type (in the sense of C++!!!). This means that, two classes are different types even if their internals are the same:</text:p>
      <text:p text:style-name="Standard"/>
      <text:p text:style-name="Standard"><text:tab/><text:span text:style-name="T1">class X</text:span></text:p>
      <text:p text:style-name="P8"><text:tab/>{</text:p>
      <text:p text:style-name="P8"><text:tab/> <text:s text:c="3"/>int i;</text:p>
      <text:p text:style-name="P8"><text:tab/>};</text:p>
      <text:p text:style-name="P8"/>
      <text:p text:style-name="P8"><text:tab/>class Y</text:p>
      <text:p text:style-name="P8"><text:tab/>{</text:p>
      <text:p text:style-name="P8"><text:tab/> <text:s text:c="3"/>int i;</text:p>
      <text:p text:style-name="P8"><text:tab/>};</text:p>
      <text:p text:style-name="Standard"/>
      <text:p text:style-name="Standard">This means that the following will actually compile:</text:p>
      <table:table table:name="Table32" table:style-name="Table32">
        <table:table-column table:style-name="Table32.A"/>
        <table:table-row table:style-name="TableLine2196030801808">
          <table:table-cell table:style-name="Table32.A1" office:value-type="string">
            <text:p text:style-name="P8">#include &lt;iostream&gt;</text:p>
            <text:p text:style-name="P8"/>
            <text:p text:style-name="P8">class X </text:p>
            <text:p text:style-name="P8">{</text:p>
            <text:p text:style-name="P8">};</text:p>
            <text:p text:style-name="P8"/>
            <text:p text:style-name="P8">class Y </text:p>
            <text:p text:style-name="P8">{</text:p>
            <text:p text:style-name="P8">};</text:p>
            <text:p text:style-name="P8"/>
            <text:p text:style-name="P8">void f(const X &amp; obj)</text:p>
            <text:p text:style-name="P8">{</text:p>
            <text:p text:style-name="P8"><text:s text:c="4"/>std::cout &lt;&lt; "f(X)" &lt;&lt; std::endl;</text:p>
            <text:p text:style-name="P8">}</text:p>
            <text:p text:style-name="P8"/>
            <text:p text:style-name="P8">void f(const Y &amp; obj)</text:p>
            <text:p text:style-name="P8">{</text:p>
            <text:p text:style-name="P8"><text:s text:c="4"/>std::cout &lt;&lt; "f(Y)" &lt;&lt; std::endl;</text:p>
            <text:p text:style-name="P8">}</text:p>
            <text:p text:style-name="P8"/>
            <text:p text:style-name="P8">int main()</text:p>
            <text:p text:style-name="P8">{</text:p>
            <text:p text:style-name="P8"><text:s text:c="4"/>X a;</text:p>
            <text:p text:style-name="P8"><text:s text:c="4"/>f(a);</text:p>
            <text:p text:style-name="P8"><text:s text:c="4"/>Y b;</text:p>
            <text:p text:style-name="P8"><text:s text:c="4"/>f(b);<text:line-break/>}</text:p>
          </table:table-cell>
        </table:table-row>
      </table:table>
      <text:p text:style-name="Standard"/>
      <text:p text:style-name="Standard">Why? Because in C++, a function is distinguished by the name of the function and its prototype, i.e., C++ supports function overloading.</text:p>
      <text:p text:style-name="Standard"/>
      <text:p text:style-name="Standard"/>
      <text:p text:style-name="P15">Passing and returning objects</text:p>
      <text:p text:style-name="Standard"/>
      <text:p text:style-name="Standard">It's OK to have object parameters and it's also OK to return objects.</text:p>
      <text:p text:style-name="Standard"/>
      <text:p text:style-name="Standard"/>
      <text:p text:style-name="Standard"><text:span text:style-name="T9">Exercise.</text:span> Now include an <text:span text:style-name="T1">equals</text:span> method that accepts a <text:span text:style-name="T1">Date</text:span> object and then returns <text:span text:style-name="T1">true</text:span> if the <text:span text:style-name="T1">Date</text:span> object has the same values as the object invoking the method.</text:p>
      <table:table table:name="Table44" table:style-name="Table44">
        <table:table-column table:style-name="Table44.A"/>
        <table:table-row table:style-name="TableLine2196030804528">
          <table:table-cell table:style-name="Table44.A1" office:value-type="string">
            <text:p text:style-name="P8">// Date.h</text:p>
            <text:p text:style-name="P8">...</text:p>
            <text:p text:style-name="P8"/>
            <text:p text:style-name="P8">class Date</text:p>
            <text:p text:style-name="P8">{</text:p>
            <text:p text:style-name="P8">public:</text:p>
            <text:p text:style-name="P8"><text:s text:c="4"/>...</text:p>
            <text:p text:style-name="P8"><text:s text:c="4"/>bool equals(const Date &amp;);</text:p>
            <text:p text:style-name="P8"><text:s text:c="4"/>...</text:p>
            <text:p text:style-name="P8">private:</text:p>
            <text:p text:style-name="P8"><text:s text:c="4"/>int yyyy_, mm_, dd_;</text:p>
            <text:p text:style-name="P8">};</text:p>
            <text:p text:style-name="P8"/>
            <text:p text:style-name="P8">#endif</text:p>
          </table:table-cell>
        </table:table-row>
      </table:table>
      <text:p text:style-name="Standard"/>
      <table:table table:name="Table69" table:style-name="Table69">
        <table:table-column table:style-name="Table69.A"/>
        <table:table-row table:style-name="TableLine2196030804256">
          <table:table-cell table:style-name="Table69.A1" office:value-type="string">
            <text:p text:style-name="P8">// Date.cpp</text:p>
            <text:p text:style-name="P8">...</text:p>
            <text:p text:style-name="P8"/>
            <text:p text:style-name="P8">bool <text:span text:style-name="T29">Date::</text:span>equals(const Date &amp; date)</text:p>
            <text:p text:style-name="P8">{</text:p>
            <text:p text:style-name="P8"/>
            <text:p text:style-name="P8">}</text:p>
            <text:p text:style-name="P8"/>
            <text:p text:style-name="P10">...</text:p>
          </table:table-cell>
        </table:table-row>
      </table:table>
      <text:p text:style-name="Standard"/>
      <table:table table:name="Table39" table:style-name="Table39">
        <table:table-column table:style-name="Table39.A"/>
        <table:table-row table:style-name="TableLine2196030797728">
          <table:table-cell table:style-name="Table39.A1" office:value-type="string">
            <text:p text:style-name="P8">// main.cpp</text:p>
            <text:p text:style-name="P8">#include &lt;iostream&gt;</text:p>
            <text:p text:style-name="P8">#include "Date.h"</text:p>
            <text:p text:style-name="P8"/>
            <text:p text:style-name="P8">int main()</text:p>
            <text:p text:style-name="P8">{</text:p>
            <text:p text:style-name="P8"><text:s text:c="4"/>Date today, yesterday;</text:p>
            <text:p text:style-name="P8"><text:s text:c="4"/>today.init(2014, 12, 25);</text:p>
            <text:p text:style-name="P8"><text:s text:c="4"/>today2.init(2014, 12, 25);</text:p>
            <text:p text:style-name="P8"><text:s text:c="4"/>std::cout &lt;&lt; today.equals(today2) &lt;&lt; '\n';</text:p>
            <text:p text:style-name="P8"/>
            <text:p text:style-name="P8"><text:s text:c="4"/>...</text:p>
            <text:p text:style-name="P10">}</text:p>
          </table:table-cell>
        </table:table-row>
      </table:table>
      <text:p text:style-name="Standard"/>
      <text:p text:style-name="Standard"/>
      <text:p text:style-name="Standard"><text:span text:style-name="T9"><text:line-break/>Exercise.</text:span> Now include an <text:span text:style-name="T1">add</text:span> method that accepts a <text:span text:style-name="T1">Date</text:span> object and then returns a <text:span text:style-name="T1">Date</text:span> object with values obtained by adding the values of the object invoking the call with the object passed in. </text:p>
      <text:p text:style-name="Standard"><text:soft-page-break/></text:p>
      <table:table table:name="Table47" table:style-name="Table47">
        <table:table-column table:style-name="Table47.A"/>
        <table:table-row table:style-name="TableLine2196030798272">
          <table:table-cell table:style-name="Table47.A1" office:value-type="string">
            <text:p text:style-name="P8">// Date.h</text:p>
            <text:p text:style-name="P8">...</text:p>
            <text:p text:style-name="P8"/>
            <text:p text:style-name="P8">class Date</text:p>
            <text:p text:style-name="P8">{</text:p>
            <text:p text:style-name="P8">public:</text:p>
            <text:p text:style-name="P8"><text:s text:c="4"/>...</text:p>
            <text:p text:style-name="P8"><text:s text:c="4"/>Date add(const Date &amp;);</text:p>
            <text:p text:style-name="P8"><text:s text:c="4"/>...</text:p>
            <text:p text:style-name="P8">private:</text:p>
            <text:p text:style-name="P8"><text:s text:c="4"/>int yyyy_, mm_, dd_;</text:p>
            <text:p text:style-name="P8">};</text:p>
            <text:p text:style-name="P8"/>
            <text:p text:style-name="P8">#endif</text:p>
          </table:table-cell>
        </table:table-row>
      </table:table>
      <text:p text:style-name="Standard"/>
      <table:table table:name="Table45" table:style-name="Table45">
        <table:table-column table:style-name="Table45.A"/>
        <table:table-row table:style-name="TableLine2196030809696">
          <table:table-cell table:style-name="Table45.A1" office:value-type="string">
            <text:p text:style-name="P8">// Date.cpp</text:p>
            <text:p text:style-name="P8">...</text:p>
            <text:p text:style-name="P8"/>
            <text:p text:style-name="P8">Date <text:span text:style-name="T29">Date::</text:span>add(const Date &amp; date)</text:p>
            <text:p text:style-name="P8">{</text:p>
            <text:p text:style-name="P8"/>
            <text:p text:style-name="P8">}</text:p>
            <text:p text:style-name="P8"/>
            <text:p text:style-name="P10">...</text:p>
          </table:table-cell>
        </table:table-row>
      </table:table>
      <text:p text:style-name="Standard"/>
      <table:table table:name="Table40" table:style-name="Table40">
        <table:table-column table:style-name="Table40.A"/>
        <table:table-row table:style-name="TableLine2196030799904">
          <table:table-cell table:style-name="Table40.A1" office:value-type="string">
            <text:p text:style-name="P8">// main.cpp</text:p>
            <text:p text:style-name="P8">#include &lt;iostream&gt;</text:p>
            <text:p text:style-name="P8">#include "Date.h"</text:p>
            <text:p text:style-name="P8"/>
            <text:p text:style-name="P8">int main()</text:p>
            <text:p text:style-name="P8">{</text:p>
            <text:p text:style-name="P8"><text:s text:c="4"/>Date today, yesterday;</text:p>
            <text:p text:style-name="P8"><text:s text:c="4"/>today.init(2014, 12, 25);</text:p>
            <text:p text:style-name="P8"><text:s text:c="4"/>D<text:span text:style-name="T37">ate one;</text:span></text:p>
            <text:p text:style-name="P8"><text:s text:c="4"/>one.init(1, 1, 1);</text:p>
            <text:p text:style-name="P8"><text:s text:c="4"/>Date x = today.add(one);</text:p>
            <text:p text:style-name="P8"><text:s text:c="4"/>std::cout &lt;&lt; x &lt;&lt; '\n';</text:p>
            <text:p text:style-name="P8"/>
            <text:p text:style-name="P8"><text:s text:c="4"/>...</text:p>
            <text:p text:style-name="P10">}</text:p>
          </table:table-cell>
        </table:table-row>
      </table:table>
      <text:p text:style-name="Standard"/>
      <text:p text:style-name="Standard">Make sure that the date returned is valid!!!</text:p>
      <text:p text:style-name="Standard"/>
      <text:p text:style-name="Standard"/>
      <text:p text:style-name="Standard"><text:span text:style-name="T9">Exercise.</text:span> Write a method <text:span text:style-name="T1">neq</text:span> (i.e., not equals) for <text:span text:style-name="T1">Date</text:span> that does the obvious thing. </text:p>
      <text:p text:style-name="Standard"/>
      <text:p text:style-name="Standard"/>
      <text:p text:style-name="Standard"><text:span text:style-name="T9">Exercise.</text:span> Write a method <text:span text:style-name="T1">lt</text:span> (i.e., less than) for <text:span text:style-name="T1">Date</text:span> that does the obvious thing. Then write <text:span text:style-name="T1">le</text:span> (i.e., less than or equals), then <text:span text:style-name="T1">gt</text:span> (greater than), and then <text:span text:style-name="T1">ge</text:span> (greater than or equals).</text:p>
      <text:p text:style-name="Standard"/>
      <text:p text:style-name="Standard"><text:soft-page-break/>Note that for the above methods, you should write them in such a way that they emulate expressions that you're used to using. For example, <text:span text:style-name="T1">x &lt;= 2</text:span> would do something like this: <text:span text:style-name="T1">x.le(2)</text:span>. So the object passed into the <text:span text:style-name="T1">le()</text:span> (or other) function should be the value on the right of the expression, and the object calling the method is on the left. This will be discussed more later. </text:p>
      <text:p text:style-name="Standard"/>
      <text:p text:style-name="Standard">With the above you can now do this:</text:p>
      <table:table table:name="Table50" table:style-name="Table50">
        <table:table-column table:style-name="Table50.A"/>
        <table:table-row table:style-name="TableLine2196030803712">
          <table:table-cell table:style-name="Table50.A1" office:value-type="string">
            <text:p text:style-name="P8">Date start;</text:p>
            <text:p text:style-name="P8">start.init(1, 1, 1970);</text:p>
            <text:p text:style-name="P8">Date end;</text:p>
            <text:p text:style-name="P8">end.init(1, 1, 2015);</text:p>
            <text:p text:style-name="P8">Date oneday;</text:p>
            <text:p text:style-name="P8">oneday.init(0, 0, 1);</text:p>
            <text:p text:style-name="P8"/>
            <text:p text:style-name="P8">for (Date d = start; d &lt;= end; d = d.add(oneday))</text:p>
            <text:p text:style-name="P8">{</text:p>
            <text:p text:style-name="P8"><text:s text:c="4"/>d.print();</text:p>
            <text:p text:style-name="P8">}</text:p>
          </table:table-cell>
        </table:table-row>
      </table:table>
      <text:p text:style-name="Standard"/>
      <text:p text:style-name="P15">Default <text:span text:style-name="T1">operator=</text:span></text:p>
      <text:p text:style-name="Standard"/>
      <text:p text:style-name="Standard">The assignment operator = <text:s/>copies values of members from one object to another. So, if <text:span text:style-name="T1">date1</text:span> and <text:span text:style-name="T1">date2</text:span> are <text:span text:style-name="T1">Date</text:span> object, then</text:p>
      <text:p text:style-name="Standard"/>
      <text:p text:style-name="Standard"><text:tab/><text:tab/><text:span text:style-name="T2">date1 = date2;</text:span></text:p>
      <text:p text:style-name="Standard"/>
      <text:p text:style-name="Standard">will have the same effect as</text:p>
      <text:p text:style-name="Standard"/>
      <text:p text:style-name="Standard"><text:tab/><text:tab/><text:span text:style-name="T2">date1.mm_ = date2.mm_;</text:span></text:p>
      <text:p text:style-name="Standard"><text:tab/><text:tab/><text:span text:style-name="T2">date1.dd_ = date2.dd_;</text:span></text:p>
      <text:p text:style-name="Standard"><text:tab/><text:tab/><text:span text:style-name="T2">date1.yyyy_ = date2.yyyy_;</text:span></text:p>
      <text:p text:style-name="Standard"/>
      <text:p text:style-name="Standard">This is just like assignment between <text:span text:style-name="T1">struct</text:span> variables. So no big surprises here.</text:p>
      <text:p text:style-name="Standard"/>
      <text:p text:style-name="Standard">You can re-define <text:span text:style-name="T2">operator=</text:span>. There are cases where you should. We’ll see this later.</text:p>
      <text:p text:style-name="Standard"/>
      <text:p text:style-name="P15">Array of Objects</text:p>
      <text:p text:style-name="Standard"/>
      <text:p text:style-name="Standard"/>
      <text:p text:style-name="Standard"><text:span text:style-name="T9">Exercise.</text:span> Be brave … Can you create an array of objects? Declare an array of <text:span text:style-name="T1">Date</text:span> objects. Set them to whatever dates you choose and print all of them.</text:p>
      <text:p text:style-name="P16">Pointers to Objects</text:p>
      <text:p text:style-name="Standard"/>
      <text:p text:style-name="Standard">Make sure you review pointers … again!!!</text:p>
      <text:p text:style-name="Standard"/>
      <text:p text:style-name="Standard">You can of course create pointers to objects:</text:p>
      <text:p text:style-name="Standard"><text:tab/><text:tab/></text:p>
      <text:p text:style-name="Standard"><text:tab/><text:span text:style-name="T2">Date * p = new Date();</text:span></text:p>
      <text:p text:style-name="Standard"><text:tab/><text:span text:style-name="T2">p-&gt;add_y(1); // i.e. (*p).add_y(1)</text:span></text:p>
      <text:p text:style-name="P11"><text:tab/>...</text:p>
      <text:p text:style-name="Standard"><text:span text:style-name="T2"><text:tab/>delete p;</text:span></text:p>
      <text:p text:style-name="Standard"/>
      <text:p text:style-name="Standard">Note the <text:span text:style-name="T1">-&gt;</text:span> operator. This is just like for the case of <text:span text:style-name="T1">struct</text:span>. In other words, if <text:span text:style-name="T2">p</text:span> <text:s/>is a pointer and <text:span text:style-name="T2">m</text:span> <text:s/>is a member, then <text:span text:style-name="T2">(*p).m</text:span> <text:s text:c="2"/>is the same as <text:span text:style-name="T2">p-&gt;m</text:span> . Likewise to call the <text:span text:style-name="T2">init()</text:span> of the <text:span text:style-name="T1">Date</text:span> <text:span text:style-name="T1">p</text:span> is pointing to, you do:</text:p>
      <text:p text:style-name="Standard"><text:tab/><text:span text:style-name="T1">p-&gt;init(1, 1, 2003).</text:span></text:p>
      <text:p text:style-name="Standard"/>
      <text:p text:style-name="Standard"/>
      <text:p text:style-name="Standard"><text:span text:style-name="T40">Exercise.</text:span><text:span text:style-name="T38"> Create a </text:span><text:span text:style-name="T1">Date</text:span><text:span text:style-name="T38"> pointer </text:span><text:span text:style-name="T1">tomorrow</text:span><text:span text:style-name="T38">. Allocate memory for </text:span><text:span text:style-name="T1">tomorrow</text:span><text:span text:style-name="T38">. Set the </text:span><text:span text:style-name="T1">Date</text:span><text:span text:style-name="T38"> object that </text:span><text:span text:style-name="T1">tomorrow</text:span><text:span text:style-name="T38"> points to so that the </text:span><text:span text:style-name="T1">Date</text:span><text:span text:style-name="T38"> object is 2014/12/26. Print the object that points to.</text:span></text:p>
      <text:p text:style-name="Standard"/>
      <text:p text:style-name="Standard"/>
      <text:p text:style-name="Standard"><text:span text:style-name="T9">Exercise.</text:span> Convert the <text:span text:style-name="T1">Robot</text:span> <text:span text:style-name="T1">struct</text:span> from earlier to a <text:span text:style-name="T1">class</text:span>. Create a pointer <text:span text:style-name="T1">c3p0</text:span> to a <text:span text:style-name="T1">Robot</text:span> object. Print its location, move right by 3 units then print its location again. Deallocate memory for <text:span text:style-name="T1">c3p0</text:span>.</text:p>
      <text:p text:style-name="Standard"/>
      <text:p text:style-name="Standard"/>
      <text:p text:style-name="Standard"><text:span text:style-name="T24">Exercises.</text:span><text:span text:style-name="T23"> </text:span></text:p>
      <text:list xml:id="list537219192" text:style-name="L6">
        <text:list-item>
          <text:p text:style-name="P22"><text:span text:style-name="T11">Write a </text:span><text:span text:style-name="T13">Time</text:span><text:span text:style-name="T11"> class. </text:span><text:span text:style-name="T14">The member variables (instance variables) are </text:span><text:span text:style-name="T17">hour</text:span><text:span text:style-name="T14">, </text:span><text:span text:style-name="T17">min</text:span><text:span text:style-name="T14">, </text:span><text:span text:style-name="T17">sec</text:span><text:span text:style-name="T14"> (</text:span><text:span text:style-name="T17">int</text:span><text:span text:style-name="T14"> of course!) using the 24-hour format, i.e. hour is 0..23, min is 0..59, sec is 0..59. The member functions (methods) are</text:span></text:p>
        </text:list-item>
      </text:list>
      <text:list xml:id="list3177341147" text:style-name="L7">
        <text:list-item>
          <text:p text:style-name="P24">void init(int, int, int)</text:p>
        </text:list-item>
        <text:list-item>
          <text:p text:style-name="P24">void print()</text:p>
        </text:list-item>
        <text:list-item>
          <text:p text:style-name="P24">int get_hour()</text:p>
        </text:list-item>
        <text:list-item>
          <text:p text:style-name="P24">int get_min()</text:p>
        </text:list-item>
        <text:list-item>
          <text:p text:style-name="P24">int get_sec()</text:p>
        </text:list-item>
        <text:list-item>
          <text:p text:style-name="P24">void set_hour(int)</text:p>
        </text:list-item>
        <text:list-item>
          <text:p text:style-name="P24">void set_min(int)</text:p>
        </text:list-item>
        <text:list-item>
          <text:p text:style-name="P24">void set_sec(int)</text:p>
        </text:list-item>
        <text:list-item>
          <text:p text:style-name="P24">void add_hour(int)</text:p>
        </text:list-item>
        <text:list-item>
          <text:p text:style-name="P23">void add_min(int)</text:p>
        </text:list-item>
        <text:list-item>
          <text:p text:style-name="P24">void add_sec(int)</text:p>
        </text:list-item>
        <text:list-item>
          <text:p text:style-name="P23"><text:span text:style-name="T14">The </text:span><text:span text:style-name="T17">add_hour</text:span><text:span text:style-name="T14">, </text:span><text:span text:style-name="T17">add_min</text:span><text:span text:style-name="T14">, </text:span><text:span text:style-name="T17">add_sec</text:span><text:span text:style-name="T14"> must ensure that the resulting </text:span><text:span text:style-name="T17">Time</text:span><text:span text:style-name="T14"> is valid. </text:span><text:span text:style-name="T11">Of course you should test your </text:span><text:span text:style-name="T13">Time</text:span><text:span text:style-name="T11"> class!</text:span></text:p>
        </text:list-item>
        <text:list-item>
          <text:p text:style-name="P23"><text:span text:style-name="T14">Create a pointer </text:span><text:span text:style-name="T17">p</text:span><text:span text:style-name="T14"> to a </text:span><text:span text:style-name="T17">Time</text:span><text:span text:style-name="T14"> object, allocate memory for </text:span><text:span text:style-name="T17">p</text:span><text:span text:style-name="T14">, and call all the available methods through </text:span><text:span text:style-name="T17">p. </text:span><text:span text:style-name="T18">Deallocate</text:span><text:span text:style-name="T14"> memory at the end.</text:span></text:p>
        </text:list-item>
        <text:list-item>
          <text:p text:style-name="P23">Create an array of 1000 pointers to <text:span text:style-name="T1">Time</text:span> objects, allocate memory for all of them, set the first to time 00:00:00, the second <text:soft-page-break/>to 00:00:01, etc. and print their values. Deallocate memory for every pointer.</text:p>
        </text:list-item>
        <text:list-item>
          <text:p text:style-name="P23"><text:span text:style-name="T14">Declare a </text:span><text:span text:style-name="T17">Time</text:span><text:span text:style-name="T14"> pointer </text:span><text:span text:style-name="T17">q</text:span><text:span text:style-name="T14"> and allocate 1000 </text:span><text:span text:style-name="T17">Time</text:span><text:span text:style-name="T14"> objects for </text:span><text:span text:style-name="T17">q</text:span><text:span text:style-name="T14"> and do as above. Deallocate memory for </text:span><text:span text:style-name="T17">q</text:span><text:span text:style-name="T14">.</text:span></text:p>
        </text:list-item>
      </text:list>
      <text:p text:style-name="Standard"/>
      <text:p text:style-name="Standard"/>
      <text:p text:style-name="Standard"><text:span text:style-name="T9">Exercise.</text:span> Does this program compile? (Private section before public)</text:p>
      <table:table table:name="Table33" table:style-name="Table33">
        <table:table-column table:style-name="Table33.A"/>
        <table:table-row table:style-name="TableLine2196030801536">
          <table:table-cell table:style-name="Table33.A1" office:value-type="string">
            <text:p text:style-name="P8">#include &lt;iostream&gt;</text:p>
            <text:p text:style-name="P8"/>
            <text:p text:style-name="P8">class X</text:p>
            <text:p text:style-name="P8">{</text:p>
            <text:p text:style-name="P8">private:</text:p>
            <text:p text:style-name="P8"><text:s text:c="4"/>int x;</text:p>
            <text:p text:style-name="P8">public:</text:p>
            <text:p text:style-name="P8"><text:s text:c="4"/>void n();</text:p>
            <text:p text:style-name="P8">};</text:p>
            <text:p text:style-name="P8"/>
            <text:p text:style-name="P8">void X::n()</text:p>
            <text:p text:style-name="P8">{</text:p>
            <text:p text:style-name="P8">}</text:p>
            <text:p text:style-name="P8"/>
            <text:p text:style-name="P8">int main() </text:p>
            <text:p text:style-name="P8">{ </text:p>
            <text:p text:style-name="P8"><text:s text:c="4"/>return 0; </text:p>
            <text:p text:style-name="P8">}</text:p>
          </table:table-cell>
        </table:table-row>
      </table:table>
      <text:p text:style-name="Standard"/>
      <text:p text:style-name="Standard"/>
      <text:p text:style-name="Standard"><text:span text:style-name="T9">Exercise.</text:span> Does this compile? (Everything private)</text:p>
      <table:table table:name="Table34" table:style-name="Table34">
        <table:table-column table:style-name="Table34.A"/>
        <table:table-row table:style-name="TableLine2196030808064">
          <table:table-cell table:style-name="Table34.A1" office:value-type="string">
            <text:p text:style-name="P8">#include &lt;iostream&gt;</text:p>
            <text:p text:style-name="P8"/>
            <text:p text:style-name="P8">class X</text:p>
            <text:p text:style-name="P8">{</text:p>
            <text:p text:style-name="P8">private:</text:p>
            <text:p text:style-name="P8"><text:s text:c="4"/>int x;</text:p>
            <text:p text:style-name="P8"><text:s text:c="4"/>void n();</text:p>
            <text:p text:style-name="P8">};</text:p>
            <text:p text:style-name="P8"/>
            <text:p text:style-name="P8">void X::n()</text:p>
            <text:p text:style-name="P8">{</text:p>
            <text:p text:style-name="P8">}</text:p>
            <text:p text:style-name="P8"/>
            <text:p text:style-name="P8">int main() </text:p>
            <text:p text:style-name="P8">{ </text:p>
            <text:p text:style-name="P8"><text:s text:c="4"/>return 0; </text:p>
            <text:p text:style-name="P8">}</text:p>
          </table:table-cell>
        </table:table-row>
      </table:table>
      <text:p text:style-name="Standard"/>
      <text:p text:style-name="Standard"/>
      <text:p text:style-name="Standard"><text:span text:style-name="T9">Exercise.</text:span> Does this compile? (Everything public)</text:p>
      <table:table table:name="Table35" table:style-name="Table35">
        <table:table-column table:style-name="Table35.A"/>
        <table:table-row table:style-name="TableLine2196030808608">
          <table:table-cell table:style-name="Table35.A1" office:value-type="string">
            <text:p text:style-name="P8">#include &lt;iostream&gt;</text:p>
            <text:p text:style-name="P8"/>
            <text:p text:style-name="P8">class X</text:p>
            <text:p text:style-name="P8">{</text:p>
            <text:p text:style-name="P8">public:</text:p>
            <text:p text:style-name="P8"><text:soft-page-break/><text:s text:c="4"/>int x;</text:p>
            <text:p text:style-name="P8"><text:s text:c="4"/>void n();</text:p>
            <text:p text:style-name="P8">};</text:p>
            <text:p text:style-name="P8"/>
            <text:p text:style-name="P8">void X::n() </text:p>
            <text:p text:style-name="P8">{</text:p>
            <text:p text:style-name="P8">}</text:p>
            <text:p text:style-name="P8"/>
            <text:p text:style-name="P8">int main() </text:p>
            <text:p text:style-name="P8">{</text:p>
            <text:p text:style-name="P8"><text:s text:c="4"/>return 0;</text:p>
            <text:p text:style-name="P8">}</text:p>
          </table:table-cell>
        </table:table-row>
      </table:table>
      <text:p text:style-name="Standard"/>
      <text:p text:style-name="Standard"/>
      <text:p text:style-name="Standard"><text:span text:style-name="T9">Exercise.</text:span> <text:span text:style-name="T44">Does this compile? (Missing prototype)</text:span></text:p>
      <table:table table:name="Table36" table:style-name="Table36">
        <table:table-column table:style-name="Table36.A"/>
        <table:table-row table:style-name="TableLine2196030810512">
          <table:table-cell table:style-name="Table36.A1" office:value-type="string">
            <text:p text:style-name="P8">#include &lt;iostream&gt;</text:p>
            <text:p text:style-name="P8"/>
            <text:p text:style-name="P8">class X</text:p>
            <text:p text:style-name="P8">{</text:p>
            <text:p text:style-name="P8">private:</text:p>
            <text:p text:style-name="P8"><text:s text:c="4"/>int x;</text:p>
            <text:p text:style-name="P8">};</text:p>
            <text:p text:style-name="P8"/>
            <text:p text:style-name="P8">void X::n()</text:p>
            <text:p text:style-name="P8">{</text:p>
            <text:p text:style-name="P8">}</text:p>
            <text:p text:style-name="P8"/>
            <text:p text:style-name="P8">int main() </text:p>
            <text:p text:style-name="P8">{ </text:p>
            <text:p text:style-name="P8"><text:s text:c="4"/>return 0;</text:p>
            <text:p text:style-name="P8">}</text:p>
          </table:table-cell>
        </table:table-row>
      </table:table>
      <text:p text:style-name="Standard"/>
      <text:p text:style-name="Standard"/>
      <text:p text:style-name="Standard"><text:span text:style-name="T9">Exercise.</text:span> <text:span text:style-name="T44">Does this program compile? (Several public)</text:span></text:p>
      <table:table table:name="Table37" table:style-name="Table37">
        <table:table-column table:style-name="Table37.A"/>
        <table:table-row table:style-name="TableLine2196030813232">
          <table:table-cell table:style-name="Table37.A1" office:value-type="string">
            <text:p text:style-name="P8">#include &lt;iostream&gt;</text:p>
            <text:p text:style-name="P8"/>
            <text:p text:style-name="P8">class X</text:p>
            <text:p text:style-name="P8">{</text:p>
            <text:p text:style-name="P8">public:</text:p>
            <text:p text:style-name="P8"><text:s text:c="4"/>int x;</text:p>
            <text:p text:style-name="P8">private:</text:p>
            <text:p text:style-name="P8"><text:s text:c="4"/>int y;</text:p>
            <text:p text:style-name="P8">public:</text:p>
            <text:p text:style-name="P8"><text:s text:c="4"/>int z;</text:p>
            <text:p text:style-name="P8">};</text:p>
            <text:p text:style-name="P8"/>
            <text:p text:style-name="P8"/>
            <text:p text:style-name="P8">int main() </text:p>
            <text:p text:style-name="P8">{ </text:p>
            <text:p text:style-name="P8"><text:s text:c="4"/>return 0; </text:p>
            <text:p text:style-name="P8">}</text:p>
          </table:table-cell>
        </table:table-row>
      </table:table>
      <text:p text:style-name="Standard"/>
      <text:p text:style-name="P15">UML</text:p>
      <text:p text:style-name="Standard"/>
      <text:p text:style-name="Standard"><text:span text:style-name="T19">UML (Unified modeling language)</text:span> is a standard language for modeling objects. It is an industrial standard for communication and it is used for designing systems.</text:p>
      <text:p text:style-name="Standard"/>
      <text:p text:style-name="Standard"><text:span text:style-name="T19">UP (Unified Process)</text:span> is a very popular process in software development. UP is tightly related to <text:span text:style-name="T19">RUP (Rational Unified Process)</text:span> where UML comes from, and RUP is used by &gt;50% of the Fortune 500 companies</text:p>
      <text:p text:style-name="Standard"/>
      <text:p text:style-name="Standard">The following is a simplified version of the <text:span text:style-name="T19">class diagram</text:span> for Date:</text:p>
      <text:p text:style-name="Standard"/>
      <text:p text:style-name="Standard"><draw:custom-shape text:anchor-type="paragraph" draw:z-index="11" draw:name="Shape27" draw:style-name="gr3" draw:text-style-name="P34" svg:width="0.9012in" svg:height="0.2705in" svg:x="4.2535in" svg:y="0.15in"><text:p text:style-name="P29"><text:span text:style-name="T58">class name</text:span></text:p><draw:enhanced-geometry svg:viewBox="0 0 21600 21600" draw:mirror-horizontal="false" draw:mirror-vertical="false" draw:type="mso-spt202" draw:enhanced-path="M 0 0 L 21600 0 21600 21600 0 21600 0 0 Z N"/></draw:custom-shape></text:p>
      <text:p text:style-name="Standard"><draw:custom-shape text:anchor-type="paragraph" draw:z-index="8" draw:name="Shape28" draw:style-name="gr9" draw:text-style-name="P37" svg:width="2.9949in" svg:height="1.6039in" svg:x="0.0008in" svg:y="0.0008in"><text:p text:style-name="P35"><text:span text:style-name="T59">Date</text:span></text:p><text:p text:style-name="P29"><text:span text:style-name="T59"/></text:p><text:p text:style-name="P29"><text:span text:style-name="T59">dd_: int</text:span></text:p><text:p text:style-name="P29"><text:span text:style-name="T59">mm_: int</text:span></text:p><text:p text:style-name="P29"><text:span text:style-name="T59">yyyy_: int</text:span></text:p><text:p text:style-name="P29"><text:span text:style-name="T59"/></text:p><text:p text:style-name="P29"><text:span text:style-name="T59">init(int,int,int): void</text:span></text:p><text:p text:style-name="P29"><text:span text:style-name="T59">get_d(): int</text:span></text:p><text:p text:style-name="P35"><text:span text:style-name="T59"/></text:p><draw:enhanced-geometry svg:viewBox="0 0 21600 21600" draw:mirror-horizontal="false" draw:mirror-vertical="false" draw:type="mso-spt202" draw:enhanced-path="M 0 0 L 21600 0 21600 21600 0 21600 0 0 Z N"/></draw:custom-shape><draw:line text:anchor-type="paragraph" draw:z-index="14" draw:name="Shape29" draw:style-name="gr6" draw:text-style-name="P26" svg:x1="4.061in" svg:y1="0.1362in" svg:x2="1.7374in" svg:y2="0.1563in"><text:p/></draw:line></text:p>
      <text:p text:style-name="Standard"><draw:line text:anchor-type="paragraph" draw:z-index="9" draw:name="Shape30" draw:style-name="gr8" draw:text-style-name="P26" svg:x1="0.0008in" svg:y1="0.0882in" svg:x2="2.9953in" svg:y2="0.0882in"><text:p/></draw:line></text:p>
      <text:p text:style-name="Standard"><draw:line text:anchor-type="paragraph" draw:z-index="17" draw:name="Shape31" draw:style-name="gr6" draw:text-style-name="P26" svg:x1="5.5953in" svg:y1="0.3453in" svg:x2="0.8209in" svg:y2="0.1591in"><text:p/></draw:line><draw:line text:anchor-type="paragraph" draw:z-index="15" draw:name="Shape32" draw:style-name="gr6" draw:text-style-name="P26" svg:x1="5.5953in" svg:y1="0.3449in" svg:x2="0.8209in" svg:y2="0.3256in"><text:p/></draw:line><draw:custom-shape text:anchor-type="paragraph" draw:z-index="12" draw:name="Shape33" draw:style-name="gr3" draw:text-style-name="P34" svg:width="0.7697in" svg:height="0.2705in" svg:x="5.9953in" svg:y="0.202in"><text:p text:style-name="P29"><text:span text:style-name="T58">attributes</text:span></text:p><draw:enhanced-geometry svg:viewBox="0 0 21600 21600" draw:mirror-horizontal="false" draw:mirror-vertical="false" draw:type="mso-spt202" draw:enhanced-path="M 0 0 L 21600 0 21600 21600 0 21600 0 0 Z N"/></draw:custom-shape><draw:line text:anchor-type="paragraph" draw:z-index="16" draw:name="Shape34" draw:style-name="gr6" draw:text-style-name="P26" svg:x1="5.5949in" svg:y1="0.3453in" svg:x2="0.9874in" svg:y2="0.4996in"><text:p/></draw:line><draw:line text:anchor-type="paragraph" draw:z-index="10" draw:name="Shape35" draw:style-name="gr8" draw:text-style-name="P26" svg:x1="0.0008in" svg:y1="0.6429in" svg:x2="2.9953in" svg:y2="0.6429in"><text:p/></draw:line><draw:custom-shape text:anchor-type="paragraph" draw:z-index="13" draw:name="Shape36" draw:style-name="gr3" draw:text-style-name="P34" svg:width="0.7315in" svg:height="0.2705in" svg:x="4.4563in" svg:y="0.7055in"><text:p text:style-name="P29"><text:span text:style-name="T58">methods</text:span></text:p><draw:enhanced-geometry svg:viewBox="0 0 21600 21600" draw:mirror-horizontal="false" draw:mirror-vertical="false" draw:type="mso-spt202" draw:enhanced-path="M 0 0 L 21600 0 21600 21600 0 21600 0 0 Z N"/></draw:custom-shape></text:p>
      <text:p text:style-name="Standard"><draw:line text:anchor-type="paragraph" draw:z-index="19" draw:name="Shape37" draw:style-name="gr6" draw:text-style-name="P26" svg:x1="4.05in" svg:y1="0.0811in" svg:x2="1.161in" svg:y2="0.2319in"><text:p/></draw:line><draw:line text:anchor-type="paragraph" draw:z-index="18" draw:name="Shape38" draw:style-name="gr6" draw:text-style-name="P26" svg:x1="4.1181in" svg:y1="0.0811in" svg:x2="2.0362in" svg:y2="0.0445in"><text:p/></draw:line></text:p>
      <text:p text:style-name="Standard"/>
      <text:p text:style-name="Standard"/>
      <text:p text:style-name="Standard"/>
      <text:p text:style-name="Standard"/>
      <text:p text:style-name="Standard">Here’s a slightly more decorated version:</text:p>
      <text:p text:style-name="Standard"/>
      <text:p text:style-name="Standard"><draw:custom-shape text:anchor-type="paragraph" draw:z-index="20" draw:name="Shape39" draw:style-name="gr9" draw:text-style-name="P36" svg:width="2.9614in" svg:height="1.837in" svg:x="1.5339in" svg:y="0.0071in"><text:p text:style-name="P35"><text:span text:style-name="T59">Date</text:span></text:p><text:p text:style-name="P35"><text:span text:style-name="T59"/></text:p><text:p text:style-name="P29"><text:span text:style-name="T59">- dd_: int</text:span></text:p><text:p text:style-name="P29"><text:span text:style-name="T59">- mm_: int</text:span></text:p><text:p text:style-name="P29"><text:span text:style-name="T59">- yyyy_: int</text:span></text:p><text:p text:style-name="P29"><text:span text:style-name="T59"/></text:p><text:p text:style-name="P29"><text:span text:style-name="T59">+ init(int,int,int): void</text:span></text:p><text:p text:style-name="P29"><text:span text:style-name="T59">+ get_d(): int</text:span></text:p><text:p text:style-name="P29"><text:span text:style-name="T60"/></text:p><draw:enhanced-geometry svg:viewBox="0 0 21600 21600" draw:type="mso-spt202" draw:enhanced-path="M 0 0 L 21600 0 21600 21600 0 21600 0 0 Z N"/></draw:custom-shape></text:p>
      <text:p text:style-name="Standard"><draw:line text:anchor-type="paragraph" draw:z-index="21" draw:name="Shape40" draw:style-name="gr8" draw:text-style-name="P26" svg:x1="1.5343in" svg:y1="0.1213in" svg:x2="4.4953in" svg:y2="0.1213in"><text:p/></draw:line></text:p>
      <text:p text:style-name="Standard"><draw:custom-shape text:anchor-type="paragraph" draw:z-index="25" draw:name="Shape41" draw:style-name="gr7" draw:text-style-name="P33" svg:width="0.2315in" svg:height="0.198in" svg:x="1.5756in" svg:y="0.06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42" draw:style-name="gr3" draw:text-style-name="P34" svg:width="0.6157in" svg:height="0.2705in" svg:x="0.0102in" svg:y="0.0382in"><text:p text:style-name="P29"><text:span text:style-name="T58">private</text:span></text:p><draw:enhanced-geometry svg:viewBox="0 0 21600 21600" draw:type="mso-spt202" draw:enhanced-path="M 0 0 L 21600 0 21600 21600 0 21600 0 0 Z N"/></draw:custom-shape></text:p>
      <text:p text:style-name="Standard"><draw:line text:anchor-type="paragraph" draw:z-index="26" draw:name="Shape43" draw:style-name="gr6" draw:text-style-name="P26" svg:x1="0.5339in" svg:y1="0.0362in" svg:x2="1.5756in" svg:y2="0.0362in"><text:p/></draw:line></text:p>
      <text:p text:style-name="Standard"/>
      <text:p text:style-name="Standard"/>
      <text:p text:style-name="Standard"><draw:line text:anchor-type="paragraph" draw:z-index="22" draw:name="Shape44" draw:style-name="gr8" draw:text-style-name="P26" svg:x1="1.5343in" svg:y1="0.0346in" svg:x2="4.4953in" svg:y2="0.0346in"><text:p/></draw:line><draw:custom-shape text:anchor-type="paragraph" draw:z-index="27" draw:name="Shape45" draw:style-name="gr7" draw:text-style-name="P33" svg:width="0.2315in" svg:height="0.198in" svg:x="1.5689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46" draw:style-name="gr3" draw:text-style-name="P34" svg:width="0.5622in" svg:height="0.2705in" svg:x="0.0937in" svg:y="0.0366in"><text:p text:style-name="P29"><text:span text:style-name="T58">public</text:span></text:p><draw:enhanced-geometry svg:viewBox="0 0 21600 21600" draw:type="mso-spt202" draw:enhanced-path="M 0 0 L 21600 0 21600 21600 0 21600 0 0 Z N"/></draw:custom-shape></text:p>
      <text:p text:style-name="Standard"><draw:line text:anchor-type="paragraph" draw:z-index="28" draw:name="Shape47" draw:style-name="gr6" draw:text-style-name="P26" svg:x1="0.5299in" svg:y1="0.0429in" svg:x2="1.5689in" svg:y2="0.05in"><text:p/></draw:lin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2" svg:font-family="Tahoma"/>
    <style:font-face style:name="Arial" svg:font-family="Arial" style:font-family-generic="swiss"/>
    <style:font-face style:name="Arial1" svg:font-family="Arial" style:font-adornments="Regular" style:font-family-generic="swiss"/>
    <style:font-face style:name="Courier New" svg:font-family="'Courier New'" style:font-family-generic="modern" style:font-pitch="fixed"/>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Mangal" svg:font-family="Mangal"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1"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style: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style: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letter-kerning="true"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style:letter-kerning="true" style:font-name-asian="Arial2" style:font-family-asian="Arial" style:font-family-generic-asian="swiss" style:font-pitch-asian="variable" style:font-size-asian="12pt" style:font-style-asian="normal" style:font-weight-asian="normal" style:font-name-complex="Arial2"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75in" style:type="center"/>
          <style:tab-stop style:position="4.5in" style:type="right"/>
        </style:tab-stops>
      </style:paragraph-properties>
      <style:text-properties style:font-name="Arial2" fo:font-size="10pt" style:font-size-asian="10pt" style:font-size-complex="10pt"/>
    </style:style>
    <style:style style:name="MP2" style:family="paragraph" style:parent-style-name="Footer">
      <style:paragraph-properties fo:text-align="center" style:justify-single-word="false"/>
      <style:text-properties style:font-name="Arial2"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7"/>60. Classes</text:p>
      </style:header>
      <style:footer>
        <text:p text:style-name="MP2"><text:page-number text:select-page="current">37</text:page-number><text:s/>of <text:page-count>3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3-06T16:45:12.032000000</dc:date>
    <meta:printed-by>Yihsiang Liow</meta:printed-by>
    <meta:print-date>2006-01-08T16:54:25</meta:print-date>
    <dc:language>en-US</dc:language>
    <meta:editing-cycles>1331</meta:editing-cycles>
    <meta:editing-duration>P10DT15H8M26S</meta:editing-duration>
    <meta:document-statistic meta:table-count="52" meta:image-count="0" meta:object-count="0" meta:page-count="37" meta:paragraph-count="890" meta:word-count="6086" meta:character-count="35873" meta:non-whitespace-character-count="29241"/>
    <meta:user-defined meta:name="Info 1"/>
    <meta:user-defined meta:name="Info 2"/>
    <meta:user-defined meta:name="Info 3"/>
    <meta:user-defined meta:name="Info 4"/>
  </office:meta>
</office:document-meta>
</file>